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3138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0.4102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3457in"/>
    </style:style>
    <style:style style:name="co8" style:family="table-column">
      <style:table-column-properties fo:break-before="auto" style:column-width="0.6898in"/>
    </style:style>
    <style:style style:name="co9" style:family="table-column">
      <style:table-column-properties fo:break-before="auto" style:column-width="0.9035in"/>
    </style:style>
    <style:style style:name="co10" style:family="table-column">
      <style:table-column-properties fo:break-before="auto" style:column-width="0.731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" table:default-cell-style-name="Default"/>
        <table:table-column table:style-name="co6" table:default-cell-style-name="Default"/>
        <table:table-column table:style-name="co7" table:number-columns-repeated="9" table:default-cell-style-name="Default"/>
        <table:table-column table:style-name="co8" table:number-columns-repeated="10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2" table:number-columns-repeated="3" table:default-cell-style-name="Default"/>
        <table:table-column table:style-name="co10" table:number-columns-repeated="2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v M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Dev MS</text:p>
          </table:table-cell>
          <table:table-cell office:value-type="string" calcext:value-type="string">
            <text:p>nMS</text:p>
          </table:table-cell>
          <table:table-cell office:value-type="string" calcext:value-type="string">
            <text:p>Dev MSV</text:p>
          </table:table-cell>
          <table:table-cell table:number-columns-repeated="9"/>
          <table:table-cell office:value-type="string" calcext:value-type="string">
            <text:p>nMSV</text:p>
          </table:table-cell>
          <table:table-cell table:number-columns-repeated="9"/>
          <table:table-cell office:value-type="string" calcext:value-type="string">
            <text:p>chi2</text:p>
          </table:table-cell>
          <table:table-cell table:number-columns-repeated="9"/>
          <table:table-cell office:value-type="string" calcext:value-type="string">
            <text:p>p-val</text:p>
          </table:table-cell>
          <table:table-cell table:number-columns-repeated="9"/>
          <table:table-cell office:value-type="string" calcext:value-type="string">
            <text:p>AIC</text:p>
          </table:table-cell>
          <table:table-cell table:number-columns-repeated="9"/>
          <table:table-cell office:value-type="string" calcext:value-type="string">
            <text:p>BIC</text:p>
          </table:table-cell>
          <table:table-cell table:number-columns-repeated="9"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33159.2799" calcext:value-type="float">
            <text:p>33159.2799</text:p>
          </table:table-cell>
          <table:table-cell office:value-type="float" office:value="1" calcext:value-type="float">
            <text:p>1</text:p>
          </table:table-cell>
          <table:table-cell office:value-type="float" office:value="32828.8936" calcext:value-type="float">
            <text:p>32828.8936</text:p>
          </table:table-cell>
          <table:table-cell office:value-type="float" office:value="101" calcext:value-type="float">
            <text:p>101</text:p>
          </table:table-cell>
          <table:table-cell office:value-type="float" office:value="32831.5361" calcext:value-type="float">
            <text:p>32831.5361</text:p>
          </table:table-cell>
          <table:table-cell office:value-type="float" office:value="32820.504" calcext:value-type="float">
            <text:p>32820.504</text:p>
          </table:table-cell>
          <table:table-cell office:value-type="float" office:value="32822.5864" calcext:value-type="float">
            <text:p>32822.5864</text:p>
          </table:table-cell>
          <table:table-cell office:value-type="float" office:value="32824.7375" calcext:value-type="float">
            <text:p>32824.7375</text:p>
          </table:table-cell>
          <table:table-cell office:value-type="float" office:value="32796.2498" calcext:value-type="float">
            <text:p>32796.2498</text:p>
          </table:table-cell>
          <table:table-cell office:value-type="float" office:value="32791.7259" calcext:value-type="float">
            <text:p>32791.7259</text:p>
          </table:table-cell>
          <table:table-cell office:value-type="float" office:value="32788.998" calcext:value-type="float">
            <text:p>32788.998</text:p>
          </table:table-cell>
          <table:table-cell office:value-type="float" office:value="32781.5487" calcext:value-type="float">
            <text:p>32781.5487</text:p>
          </table:table-cell>
          <table:table-cell office:value-type="float" office:value="32784.1119" calcext:value-type="float">
            <text:p>32784.1119</text:p>
          </table:table-cell>
          <table:table-cell office:value-type="float" office:value="32779.2381" calcext:value-type="float">
            <text:p>32779.2381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-2.6424" calcext:value-type="float">
            <text:p>-2.6424</text:p>
          </table:table-cell>
          <table:table-cell office:value-type="float" office:value="8.3896" calcext:value-type="float">
            <text:p>8.3896</text:p>
          </table:table-cell>
          <table:table-cell office:value-type="float" office:value="6.3072" calcext:value-type="float">
            <text:p>6.3072</text:p>
          </table:table-cell>
          <table:table-cell office:value-type="float" office:value="4.1561" calcext:value-type="float">
            <text:p>4.1561</text:p>
          </table:table-cell>
          <table:table-cell office:value-type="float" office:value="32.6438" calcext:value-type="float">
            <text:p>32.6438</text:p>
          </table:table-cell>
          <table:table-cell office:value-type="float" office:value="37.1677" calcext:value-type="float">
            <text:p>37.1677</text:p>
          </table:table-cell>
          <table:table-cell office:value-type="float" office:value="39.8957" calcext:value-type="float">
            <text:p>39.8957</text:p>
          </table:table-cell>
          <table:table-cell office:value-type="float" office:value="47.3449" calcext:value-type="float">
            <text:p>47.3449</text:p>
          </table:table-cell>
          <table:table-cell office:value-type="float" office:value="44.7817" calcext:value-type="float">
            <text:p>44.7817</text:p>
          </table:table-cell>
          <table:table-cell office:value-type="float" office:value="49.6556" calcext:value-type="float">
            <text:p>49.6556</text:p>
          </table:table-cell>
          <table:table-cell office:value-type="float" office:value="1" calcext:value-type="float">
            <text:p>1</text:p>
          </table:table-cell>
          <table:table-cell office:value-type="float" office:value="0.078305" calcext:value-type="float">
            <text:p>0.078305</text:p>
          </table:table-cell>
          <table:table-cell office:value-type="float" office:value="0.38967" calcext:value-type="float">
            <text:p>0.38967</text:p>
          </table:table-cell>
          <table:table-cell office:value-type="float" office:value="0.84277" calcext:value-type="float">
            <text:p>0.84277</text:p>
          </table:table-cell>
          <table:table-cell office:value-type="float" office:value="0.00031257" calcext:value-type="float">
            <text:p>0.00031257</text:p>
          </table:table-cell>
          <table:table-cell office:value-type="float" office:value="0.00020983" calcext:value-type="float">
            <text:p>0.00020983</text:p>
          </table:table-cell>
          <table:table-cell office:value-type="float" office:value="0.00026486" calcext:value-type="float">
            <text:p>0.00026486</text:p>
          </table:table-cell>
          <table:table-cell office:value-type="float" office:value="0.000060161" calcext:value-type="float">
            <text:p>0.000060161</text:p>
          </table:table-cell>
          <table:table-cell office:value-type="float" office:value="0.00044558" calcext:value-type="float">
            <text:p>0.00044558</text:p>
          </table:table-cell>
          <table:table-cell office:value-type="float" office:value="0.00024805" calcext:value-type="float">
            <text:p>0.00024805</text:p>
          </table:table-cell>
          <table:table-cell office:value-type="float" office:value="6.6424" calcext:value-type="float">
            <text:p>6.6424</text:p>
          </table:table-cell>
          <table:table-cell office:value-type="float" office:value="-0.3896" calcext:value-type="float">
            <text:p>-0.3896</text:p>
          </table:table-cell>
          <table:table-cell office:value-type="float" office:value="5.6928" calcext:value-type="float">
            <text:p>5.6928</text:p>
          </table:table-cell>
          <table:table-cell office:value-type="float" office:value="11.8439" calcext:value-type="float">
            <text:p>11.8439</text:p>
          </table:table-cell>
          <table:table-cell office:value-type="float" office:value="-12.6438" calcext:value-type="float">
            <text:p>-12.6438</text:p>
          </table:table-cell>
          <table:table-cell office:value-type="float" office:value="-13.1677" calcext:value-type="float">
            <text:p>-13.1677</text:p>
          </table:table-cell>
          <table:table-cell office:value-type="float" office:value="-11.8957" calcext:value-type="float">
            <text:p>-11.8957</text:p>
          </table:table-cell>
          <table:table-cell office:value-type="float" office:value="-15.3449" calcext:value-type="float">
            <text:p>-15.3449</text:p>
          </table:table-cell>
          <table:table-cell office:value-type="float" office:value="-8.7817" calcext:value-type="float">
            <text:p>-8.7817</text:p>
          </table:table-cell>
          <table:table-cell office:value-type="float" office:value="-9.6556" calcext:value-type="float">
            <text:p>-9.6556</text:p>
          </table:table-cell>
          <table:table-cell office:value-type="float" office:value="27.7129" calcext:value-type="float">
            <text:p>27.7129</text:p>
          </table:table-cell>
          <table:table-cell office:value-type="float" office:value="41.7505" calcext:value-type="float">
            <text:p>41.7505</text:p>
          </table:table-cell>
          <table:table-cell office:value-type="float" office:value="68.9019" calcext:value-type="float">
            <text:p>68.9019</text:p>
          </table:table-cell>
          <table:table-cell office:value-type="float" office:value="96.1213" calcext:value-type="float">
            <text:p>96.1213</text:p>
          </table:table-cell>
          <table:table-cell office:value-type="float" office:value="92.7011" calcext:value-type="float">
            <text:p>92.7011</text:p>
          </table:table-cell>
          <table:table-cell office:value-type="float" office:value="113.244" calcext:value-type="float">
            <text:p>113.244</text:p>
          </table:table-cell>
          <table:table-cell office:value-type="float" office:value="135.5822" calcext:value-type="float">
            <text:p>135.5822</text:p>
          </table:table-cell>
          <table:table-cell office:value-type="float" office:value="153.1983" calcext:value-type="float">
            <text:p>153.1983</text:p>
          </table:table-cell>
          <table:table-cell office:value-type="float" office:value="180.8262" calcext:value-type="float">
            <text:p>180.8262</text:p>
          </table:table-cell>
          <table:table-cell office:value-type="float" office:value="201.0162" calcext:value-type="float">
            <text:p>201.0162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28591.6345" calcext:value-type="float">
            <text:p>28591.6345</text:p>
          </table:table-cell>
          <table:table-cell office:value-type="float" office:value="1" calcext:value-type="float">
            <text:p>1</text:p>
          </table:table-cell>
          <table:table-cell office:value-type="float" office:value="27114.289" calcext:value-type="float">
            <text:p>27114.289</text:p>
          </table:table-cell>
          <table:table-cell office:value-type="float" office:value="101" calcext:value-type="float">
            <text:p>101</text:p>
          </table:table-cell>
          <table:table-cell office:value-type="float" office:value="26737.2866" calcext:value-type="float">
            <text:p>26737.2866</text:p>
          </table:table-cell>
          <table:table-cell office:value-type="float" office:value="26692.9318" calcext:value-type="float">
            <text:p>26692.9318</text:p>
          </table:table-cell>
          <table:table-cell office:value-type="float" office:value="26682.9847" calcext:value-type="float">
            <text:p>26682.9847</text:p>
          </table:table-cell>
          <table:table-cell office:value-type="float" office:value="26652.4075" calcext:value-type="float">
            <text:p>26652.4075</text:p>
          </table:table-cell>
          <table:table-cell office:value-type="float" office:value="26647.5807" calcext:value-type="float">
            <text:p>26647.5807</text:p>
          </table:table-cell>
          <table:table-cell office:value-type="float" office:value="26644.4917" calcext:value-type="float">
            <text:p>26644.4917</text:p>
          </table:table-cell>
          <table:table-cell office:value-type="float" office:value="26645.5286" calcext:value-type="float">
            <text:p>26645.5286</text:p>
          </table:table-cell>
          <table:table-cell office:value-type="float" office:value="26648.773" calcext:value-type="float">
            <text:p>26648.773</text:p>
          </table:table-cell>
          <table:table-cell office:value-type="float" office:value="26650.4858" calcext:value-type="float">
            <text:p>26650.4858</text:p>
          </table:table-cell>
          <table:table-cell office:value-type="float" office:value="26653.045" calcext:value-type="float">
            <text:p>26653.045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377.0023" calcext:value-type="float">
            <text:p>377.0023</text:p>
          </table:table-cell>
          <table:table-cell office:value-type="float" office:value="421.3571" calcext:value-type="float">
            <text:p>421.3571</text:p>
          </table:table-cell>
          <table:table-cell office:value-type="float" office:value="431.3043" calcext:value-type="float">
            <text:p>431.3043</text:p>
          </table:table-cell>
          <table:table-cell office:value-type="float" office:value="461.8815" calcext:value-type="float">
            <text:p>461.8815</text:p>
          </table:table-cell>
          <table:table-cell office:value-type="float" office:value="466.7083" calcext:value-type="float">
            <text:p>466.7083</text:p>
          </table:table-cell>
          <table:table-cell office:value-type="float" office:value="469.7972" calcext:value-type="float">
            <text:p>469.7972</text:p>
          </table:table-cell>
          <table:table-cell office:value-type="float" office:value="468.7604" calcext:value-type="float">
            <text:p>468.7604</text:p>
          </table:table-cell>
          <table:table-cell office:value-type="float" office:value="465.516" calcext:value-type="float">
            <text:p>465.516</text:p>
          </table:table-cell>
          <table:table-cell office:value-type="float" office:value="463.8032" calcext:value-type="float">
            <text:p>463.8032</text:p>
          </table:table-cell>
          <table:table-cell office:value-type="float" office:value="461.244" calcext:value-type="float">
            <text:p>461.24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73.0023" calcext:value-type="float">
            <text:p>-373.0023</text:p>
          </table:table-cell>
          <table:table-cell office:value-type="float" office:value="-413.3571" calcext:value-type="float">
            <text:p>-413.3571</text:p>
          </table:table-cell>
          <table:table-cell office:value-type="float" office:value="-419.3043" calcext:value-type="float">
            <text:p>-419.3043</text:p>
          </table:table-cell>
          <table:table-cell office:value-type="float" office:value="-445.8815" calcext:value-type="float">
            <text:p>-445.8815</text:p>
          </table:table-cell>
          <table:table-cell office:value-type="float" office:value="-446.7083" calcext:value-type="float">
            <text:p>-446.7083</text:p>
          </table:table-cell>
          <table:table-cell office:value-type="float" office:value="-445.7972" calcext:value-type="float">
            <text:p>-445.7972</text:p>
          </table:table-cell>
          <table:table-cell office:value-type="float" office:value="-440.7604" calcext:value-type="float">
            <text:p>-440.7604</text:p>
          </table:table-cell>
          <table:table-cell office:value-type="float" office:value="-433.516" calcext:value-type="float">
            <text:p>-433.516</text:p>
          </table:table-cell>
          <table:table-cell office:value-type="float" office:value="-427.8032" calcext:value-type="float">
            <text:p>-427.8032</text:p>
          </table:table-cell>
          <table:table-cell office:value-type="float" office:value="-421.244" calcext:value-type="float">
            <text:p>-421.244</text:p>
          </table:table-cell>
          <table:table-cell office:value-type="float" office:value="-351.9319" calcext:value-type="float">
            <text:p>-351.9319</text:p>
          </table:table-cell>
          <table:table-cell office:value-type="float" office:value="-371.217" calcext:value-type="float">
            <text:p>-371.217</text:p>
          </table:table-cell>
          <table:table-cell office:value-type="float" office:value="-356.0951" calcext:value-type="float">
            <text:p>-356.0951</text:p>
          </table:table-cell>
          <table:table-cell office:value-type="float" office:value="-361.6041" calcext:value-type="float">
            <text:p>-361.6041</text:p>
          </table:table-cell>
          <table:table-cell office:value-type="float" office:value="-341.3634" calcext:value-type="float">
            <text:p>-341.3634</text:p>
          </table:table-cell>
          <table:table-cell office:value-type="float" office:value="-319.3855" calcext:value-type="float">
            <text:p>-319.3855</text:p>
          </table:table-cell>
          <table:table-cell office:value-type="float" office:value="-293.2825" calcext:value-type="float">
            <text:p>-293.2825</text:p>
          </table:table-cell>
          <table:table-cell office:value-type="float" office:value="-264.9727" calcext:value-type="float">
            <text:p>-264.9727</text:p>
          </table:table-cell>
          <table:table-cell office:value-type="float" office:value="-238.1953" calcext:value-type="float">
            <text:p>-238.1953</text:p>
          </table:table-cell>
          <table:table-cell office:value-type="float" office:value="-210.5721" calcext:value-type="float">
            <text:p>-210.5721</text:p>
          </table:table-cell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39652.7483" calcext:value-type="float">
            <text:p>39652.7483</text:p>
          </table:table-cell>
          <table:table-cell office:value-type="float" office:value="1" calcext:value-type="float">
            <text:p>1</text:p>
          </table:table-cell>
          <table:table-cell office:value-type="float" office:value="37385.1361" calcext:value-type="float">
            <text:p>37385.1361</text:p>
          </table:table-cell>
          <table:table-cell office:value-type="float" office:value="101" calcext:value-type="float">
            <text:p>101</text:p>
          </table:table-cell>
          <table:table-cell office:value-type="float" office:value="37372.9313" calcext:value-type="float">
            <text:p>37372.9313</text:p>
          </table:table-cell>
          <table:table-cell office:value-type="float" office:value="37364.2883" calcext:value-type="float">
            <text:p>37364.2883</text:p>
          </table:table-cell>
          <table:table-cell office:value-type="float" office:value="37354.1663" calcext:value-type="float">
            <text:p>37354.1663</text:p>
          </table:table-cell>
          <table:table-cell office:value-type="float" office:value="37347.6969" calcext:value-type="float">
            <text:p>37347.6969</text:p>
          </table:table-cell>
          <table:table-cell office:value-type="float" office:value="37344.3233" calcext:value-type="float">
            <text:p>37344.3233</text:p>
          </table:table-cell>
          <table:table-cell office:value-type="float" office:value="37334.9546" calcext:value-type="float">
            <text:p>37334.9546</text:p>
          </table:table-cell>
          <table:table-cell office:value-type="float" office:value="37332.0254" calcext:value-type="float">
            <text:p>37332.0254</text:p>
          </table:table-cell>
          <table:table-cell office:value-type="float" office:value="37334.964" calcext:value-type="float">
            <text:p>37334.964</text:p>
          </table:table-cell>
          <table:table-cell office:value-type="float" office:value="37333.6602" calcext:value-type="float">
            <text:p>37333.6602</text:p>
          </table:table-cell>
          <table:table-cell office:value-type="float" office:value="37332.1572" calcext:value-type="float">
            <text:p>37332.1572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2.2048" calcext:value-type="float">
            <text:p>12.2048</text:p>
          </table:table-cell>
          <table:table-cell office:value-type="float" office:value="20.8478" calcext:value-type="float">
            <text:p>20.8478</text:p>
          </table:table-cell>
          <table:table-cell office:value-type="float" office:value="30.9698" calcext:value-type="float">
            <text:p>30.9698</text:p>
          </table:table-cell>
          <table:table-cell office:value-type="float" office:value="37.4392" calcext:value-type="float">
            <text:p>37.4392</text:p>
          </table:table-cell>
          <table:table-cell office:value-type="float" office:value="40.8128" calcext:value-type="float">
            <text:p>40.8128</text:p>
          </table:table-cell>
          <table:table-cell office:value-type="float" office:value="50.1815" calcext:value-type="float">
            <text:p>50.1815</text:p>
          </table:table-cell>
          <table:table-cell office:value-type="float" office:value="53.1107" calcext:value-type="float">
            <text:p>53.1107</text:p>
          </table:table-cell>
          <table:table-cell office:value-type="float" office:value="50.1721" calcext:value-type="float">
            <text:p>50.1721</text:p>
          </table:table-cell>
          <table:table-cell office:value-type="float" office:value="51.4759" calcext:value-type="float">
            <text:p>51.4759</text:p>
          </table:table-cell>
          <table:table-cell office:value-type="float" office:value="52.9789" calcext:value-type="float">
            <text:p>52.9789</text:p>
          </table:table-cell>
          <table:table-cell office:value-type="float" office:value="0.0022375" calcext:value-type="float">
            <text:p>0.0022375</text:p>
          </table:table-cell>
          <table:table-cell office:value-type="float" office:value="0.00033944" calcext:value-type="float">
            <text:p>0.00033944</text:p>
          </table:table-cell>
          <table:table-cell office:value-type="float" office:value="0.000025688" calcext:value-type="float">
            <text:p>0.000025688</text:p>
          </table:table-cell>
          <table:table-cell office:value-type="float" office:value="0.0000095537" calcext:value-type="float">
            <text:p>9.5537E-006</text:p>
          </table:table-cell>
          <table:table-cell office:value-type="float" office:value="0.000012178" calcext:value-type="float">
            <text:p>0.000012178</text:p>
          </table:table-cell>
          <table:table-cell office:value-type="float" office:value="0.0000012982" calcext:value-type="float">
            <text:p>1.2982E-006</text:p>
          </table:table-cell>
          <table:table-cell office:value-type="float" office:value="0.0000018217" calcext:value-type="float">
            <text:p>1.8217E-006</text:p>
          </table:table-cell>
          <table:table-cell office:value-type="float" office:value="0.000021521" calcext:value-type="float">
            <text:p>0.000021521</text:p>
          </table:table-cell>
          <table:table-cell office:value-type="float" office:value="0.000045016" calcext:value-type="float">
            <text:p>0.000045016</text:p>
          </table:table-cell>
          <table:table-cell office:value-type="float" office:value="0.000081855" calcext:value-type="float">
            <text:p>0.000081855</text:p>
          </table:table-cell>
          <table:table-cell office:value-type="float" office:value="-8.2048" calcext:value-type="float">
            <text:p>-8.2048</text:p>
          </table:table-cell>
          <table:table-cell office:value-type="float" office:value="-12.8478" calcext:value-type="float">
            <text:p>-12.8478</text:p>
          </table:table-cell>
          <table:table-cell office:value-type="float" office:value="-18.9698" calcext:value-type="float">
            <text:p>-18.9698</text:p>
          </table:table-cell>
          <table:table-cell office:value-type="float" office:value="-21.4392" calcext:value-type="float">
            <text:p>-21.4392</text:p>
          </table:table-cell>
          <table:table-cell office:value-type="float" office:value="-20.8128" calcext:value-type="float">
            <text:p>-20.8128</text:p>
          </table:table-cell>
          <table:table-cell office:value-type="float" office:value="-26.1815" calcext:value-type="float">
            <text:p>-26.1815</text:p>
          </table:table-cell>
          <table:table-cell office:value-type="float" office:value="-25.1107" calcext:value-type="float">
            <text:p>-25.1107</text:p>
          </table:table-cell>
          <table:table-cell office:value-type="float" office:value="-18.1721" calcext:value-type="float">
            <text:p>-18.1721</text:p>
          </table:table-cell>
          <table:table-cell office:value-type="float" office:value="-15.4759" calcext:value-type="float">
            <text:p>-15.4759</text:p>
          </table:table-cell>
          <table:table-cell office:value-type="float" office:value="-12.9789" calcext:value-type="float">
            <text:p>-12.9789</text:p>
          </table:table-cell>
          <table:table-cell office:value-type="float" office:value="12.8656" calcext:value-type="float">
            <text:p>12.8656</text:p>
          </table:table-cell>
          <table:table-cell office:value-type="float" office:value="29.2923" calcext:value-type="float">
            <text:p>29.2923</text:p>
          </table:table-cell>
          <table:table-cell office:value-type="float" office:value="44.2393" calcext:value-type="float">
            <text:p>44.2393</text:p>
          </table:table-cell>
          <table:table-cell office:value-type="float" office:value="62.8381" calcext:value-type="float">
            <text:p>62.8381</text:p>
          </table:table-cell>
          <table:table-cell office:value-type="float" office:value="84.5321" calcext:value-type="float">
            <text:p>84.5321</text:p>
          </table:table-cell>
          <table:table-cell office:value-type="float" office:value="100.2302" calcext:value-type="float">
            <text:p>100.2302</text:p>
          </table:table-cell>
          <table:table-cell office:value-type="float" office:value="122.3672" calcext:value-type="float">
            <text:p>122.3672</text:p>
          </table:table-cell>
          <table:table-cell office:value-type="float" office:value="150.3711" calcext:value-type="float">
            <text:p>150.3711</text:p>
          </table:table-cell>
          <table:table-cell office:value-type="float" office:value="174.1319" calcext:value-type="float">
            <text:p>174.1319</text:p>
          </table:table-cell>
          <table:table-cell office:value-type="float" office:value="197.6929" calcext:value-type="float">
            <text:p>197.692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3296.5482" calcext:value-type="float">
            <text:p>53296.5482</text:p>
          </table:table-cell>
          <table:table-cell office:value-type="float" office:value="1" calcext:value-type="float">
            <text:p>1</text:p>
          </table:table-cell>
          <table:table-cell office:value-type="float" office:value="52699.6588" calcext:value-type="float">
            <text:p>52699.6588</text:p>
          </table:table-cell>
          <table:table-cell office:value-type="float" office:value="101" calcext:value-type="float">
            <text:p>101</text:p>
          </table:table-cell>
          <table:table-cell office:value-type="float" office:value="52676.0266" calcext:value-type="float">
            <text:p>52676.0266</text:p>
          </table:table-cell>
          <table:table-cell office:value-type="float" office:value="52646.921" calcext:value-type="float">
            <text:p>52646.921</text:p>
          </table:table-cell>
          <table:table-cell office:value-type="float" office:value="52648.2601" calcext:value-type="float">
            <text:p>52648.2601</text:p>
          </table:table-cell>
          <table:table-cell office:value-type="float" office:value="52643.8175" calcext:value-type="float">
            <text:p>52643.8175</text:p>
          </table:table-cell>
          <table:table-cell office:value-type="float" office:value="52645.1342" calcext:value-type="float">
            <text:p>52645.1342</text:p>
          </table:table-cell>
          <table:table-cell office:value-type="float" office:value="52630.9012" calcext:value-type="float">
            <text:p>52630.9012</text:p>
          </table:table-cell>
          <table:table-cell office:value-type="float" office:value="52631.4252" calcext:value-type="float">
            <text:p>52631.4252</text:p>
          </table:table-cell>
          <table:table-cell office:value-type="float" office:value="52621.4196" calcext:value-type="float">
            <text:p>52621.4196</text:p>
          </table:table-cell>
          <table:table-cell office:value-type="float" office:value="52614.6145" calcext:value-type="float">
            <text:p>52614.6145</text:p>
          </table:table-cell>
          <table:table-cell office:value-type="float" office:value="52618.5432" calcext:value-type="float">
            <text:p>52618.5432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23.6322" calcext:value-type="float">
            <text:p>23.6322</text:p>
          </table:table-cell>
          <table:table-cell office:value-type="float" office:value="52.7378" calcext:value-type="float">
            <text:p>52.7378</text:p>
          </table:table-cell>
          <table:table-cell office:value-type="float" office:value="51.3987" calcext:value-type="float">
            <text:p>51.3987</text:p>
          </table:table-cell>
          <table:table-cell office:value-type="float" office:value="55.8414" calcext:value-type="float">
            <text:p>55.8414</text:p>
          </table:table-cell>
          <table:table-cell office:value-type="float" office:value="54.5247" calcext:value-type="float">
            <text:p>54.5247</text:p>
          </table:table-cell>
          <table:table-cell office:value-type="float" office:value="68.7577" calcext:value-type="float">
            <text:p>68.7577</text:p>
          </table:table-cell>
          <table:table-cell office:value-type="float" office:value="68.2336" calcext:value-type="float">
            <text:p>68.2336</text:p>
          </table:table-cell>
          <table:table-cell office:value-type="float" office:value="78.2393" calcext:value-type="float">
            <text:p>78.2393</text:p>
          </table:table-cell>
          <table:table-cell office:value-type="float" office:value="85.0443" calcext:value-type="float">
            <text:p>85.0443</text:p>
          </table:table-cell>
          <table:table-cell office:value-type="float" office:value="81.1156" calcext:value-type="float">
            <text:p>81.1156</text:p>
          </table:table-cell>
          <table:table-cell office:value-type="float" office:value="0.0000073845" calcext:value-type="float">
            <text:p>7.3845E-006</text:p>
          </table:table-cell>
          <table:table-cell office:value-type="float" office:value="0.00000000009669" calcext:value-type="float">
            <text:p>9.669E-011</text:p>
          </table:table-cell>
          <table:table-cell office:value-type="float" office:value="0.0000000024632" calcext:value-type="float">
            <text:p>2.4632E-009</text:p>
          </table:table-cell>
          <table:table-cell office:value-type="float" office:value="0.0000000030288" calcext:value-type="float">
            <text:p>0.000000003</text:p>
          </table:table-cell>
          <table:table-cell office:value-type="float" office:value="0.000000038739" calcext:value-type="float">
            <text:p>3.8739E-008</text:p>
          </table:table-cell>
          <table:table-cell office:value-type="float" office:value="0.00000000054659" calcext:value-type="float">
            <text:p>5.4659E-010</text:p>
          </table:table-cell>
          <table:table-cell office:value-type="float" office:value="0.0000000040244" calcext:value-type="float">
            <text:p>0.000000004</text:p>
          </table:table-cell>
          <table:table-cell office:value-type="float" office:value="0.00000000034497" calcext:value-type="float">
            <text:p>3.4497E-010</text:p>
          </table:table-cell>
          <table:table-cell office:value-type="float" office:value="0.00000000011068" calcext:value-type="float">
            <text:p>1.1068E-010</text:p>
          </table:table-cell>
          <table:table-cell office:value-type="float" office:value="0.0000000025364" calcext:value-type="float">
            <text:p>2.5364E-009</text:p>
          </table:table-cell>
          <table:table-cell office:value-type="float" office:value="-19.6322" calcext:value-type="float">
            <text:p>-19.6322</text:p>
          </table:table-cell>
          <table:table-cell office:value-type="float" office:value="-44.7378" calcext:value-type="float">
            <text:p>-44.7378</text:p>
          </table:table-cell>
          <table:table-cell office:value-type="float" office:value="-39.3987" calcext:value-type="float">
            <text:p>-39.3987</text:p>
          </table:table-cell>
          <table:table-cell office:value-type="float" office:value="-39.8414" calcext:value-type="float">
            <text:p>-39.8414</text:p>
          </table:table-cell>
          <table:table-cell office:value-type="float" office:value="-34.5247" calcext:value-type="float">
            <text:p>-34.5247</text:p>
          </table:table-cell>
          <table:table-cell office:value-type="float" office:value="-44.7577" calcext:value-type="float">
            <text:p>-44.7577</text:p>
          </table:table-cell>
          <table:table-cell office:value-type="float" office:value="-40.2336" calcext:value-type="float">
            <text:p>-40.2336</text:p>
          </table:table-cell>
          <table:table-cell office:value-type="float" office:value="-46.2393" calcext:value-type="float">
            <text:p>-46.2393</text:p>
          </table:table-cell>
          <table:table-cell office:value-type="float" office:value="-49.0443" calcext:value-type="float">
            <text:p>-49.0443</text:p>
          </table:table-cell>
          <table:table-cell office:value-type="float" office:value="-41.1156" calcext:value-type="float">
            <text:p>-41.1156</text:p>
          </table:table-cell>
          <table:table-cell office:value-type="float" office:value="1.4382" calcext:value-type="float">
            <text:p>1.4382</text:p>
          </table:table-cell>
          <table:table-cell office:value-type="float" office:value="-2.5977" calcext:value-type="float">
            <text:p>-2.5977</text:p>
          </table:table-cell>
          <table:table-cell office:value-type="float" office:value="23.8104" calcext:value-type="float">
            <text:p>23.8104</text:p>
          </table:table-cell>
          <table:table-cell office:value-type="float" office:value="44.436" calcext:value-type="float">
            <text:p>44.436</text:p>
          </table:table-cell>
          <table:table-cell office:value-type="float" office:value="70.8202" calcext:value-type="float">
            <text:p>70.8202</text:p>
          </table:table-cell>
          <table:table-cell office:value-type="float" office:value="81.654" calcext:value-type="float">
            <text:p>81.654</text:p>
          </table:table-cell>
          <table:table-cell office:value-type="float" office:value="107.2442" calcext:value-type="float">
            <text:p>107.2442</text:p>
          </table:table-cell>
          <table:table-cell office:value-type="float" office:value="122.304" calcext:value-type="float">
            <text:p>122.304</text:p>
          </table:table-cell>
          <table:table-cell office:value-type="float" office:value="140.5635" calcext:value-type="float">
            <text:p>140.5635</text:p>
          </table:table-cell>
          <table:table-cell office:value-type="float" office:value="169.5562" calcext:value-type="float">
            <text:p>169.5562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87539.4236" calcext:value-type="float">
            <text:p>87539.4236</text:p>
          </table:table-cell>
          <table:table-cell office:value-type="float" office:value="1" calcext:value-type="float">
            <text:p>1</text:p>
          </table:table-cell>
          <table:table-cell office:value-type="float" office:value="86400.16" calcext:value-type="float">
            <text:p>86400.16</text:p>
          </table:table-cell>
          <table:table-cell office:value-type="float" office:value="101" calcext:value-type="float">
            <text:p>101</text:p>
          </table:table-cell>
          <table:table-cell office:value-type="float" office:value="86394.2377" calcext:value-type="float">
            <text:p>86394.2377</text:p>
          </table:table-cell>
          <table:table-cell office:value-type="float" office:value="86395.3084" calcext:value-type="float">
            <text:p>86395.3084</text:p>
          </table:table-cell>
          <table:table-cell office:value-type="float" office:value="86395.9786" calcext:value-type="float">
            <text:p>86395.9786</text:p>
          </table:table-cell>
          <table:table-cell office:value-type="float" office:value="86387.5355" calcext:value-type="float">
            <text:p>86387.5355</text:p>
          </table:table-cell>
          <table:table-cell office:value-type="float" office:value="86385.5377" calcext:value-type="float">
            <text:p>86385.5377</text:p>
          </table:table-cell>
          <table:table-cell office:value-type="float" office:value="86393.977" calcext:value-type="float">
            <text:p>86393.977</text:p>
          </table:table-cell>
          <table:table-cell office:value-type="float" office:value="86388.689" calcext:value-type="float">
            <text:p>86388.689</text:p>
          </table:table-cell>
          <table:table-cell office:value-type="float" office:value="86381.8381" calcext:value-type="float">
            <text:p>86381.8381</text:p>
          </table:table-cell>
          <table:table-cell office:value-type="float" office:value="86384.2483" calcext:value-type="float">
            <text:p>86384.2483</text:p>
          </table:table-cell>
          <table:table-cell office:value-type="float" office:value="86376.7598" calcext:value-type="float">
            <text:p>86376.7598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5.9223" calcext:value-type="float">
            <text:p>5.9223</text:p>
          </table:table-cell>
          <table:table-cell office:value-type="float" office:value="4.8516" calcext:value-type="float">
            <text:p>4.8516</text:p>
          </table:table-cell>
          <table:table-cell office:value-type="float" office:value="4.1814" calcext:value-type="float">
            <text:p>4.1814</text:p>
          </table:table-cell>
          <table:table-cell office:value-type="float" office:value="12.6245" calcext:value-type="float">
            <text:p>12.6245</text:p>
          </table:table-cell>
          <table:table-cell office:value-type="float" office:value="14.6223" calcext:value-type="float">
            <text:p>14.6223</text:p>
          </table:table-cell>
          <table:table-cell office:value-type="float" office:value="6.183" calcext:value-type="float">
            <text:p>6.183</text:p>
          </table:table-cell>
          <table:table-cell office:value-type="float" office:value="11.471" calcext:value-type="float">
            <text:p>11.471</text:p>
          </table:table-cell>
          <table:table-cell office:value-type="float" office:value="18.3219" calcext:value-type="float">
            <text:p>18.3219</text:p>
          </table:table-cell>
          <table:table-cell office:value-type="float" office:value="15.9117" calcext:value-type="float">
            <text:p>15.9117</text:p>
          </table:table-cell>
          <table:table-cell office:value-type="float" office:value="23.4002" calcext:value-type="float">
            <text:p>23.4002</text:p>
          </table:table-cell>
          <table:table-cell office:value-type="float" office:value="0.051759" calcext:value-type="float">
            <text:p>0.051759</text:p>
          </table:table-cell>
          <table:table-cell office:value-type="float" office:value="0.30286" calcext:value-type="float">
            <text:p>0.30286</text:p>
          </table:table-cell>
          <table:table-cell office:value-type="float" office:value="0.65215" calcext:value-type="float">
            <text:p>0.65215</text:p>
          </table:table-cell>
          <table:table-cell office:value-type="float" office:value="0.12544" calcext:value-type="float">
            <text:p>0.12544</text:p>
          </table:table-cell>
          <table:table-cell office:value-type="float" office:value="0.14645" calcext:value-type="float">
            <text:p>0.14645</text:p>
          </table:table-cell>
          <table:table-cell office:value-type="float" office:value="0.90658" calcext:value-type="float">
            <text:p>0.90658</text:p>
          </table:table-cell>
          <table:table-cell office:value-type="float" office:value="0.6487" calcext:value-type="float">
            <text:p>0.6487</text:p>
          </table:table-cell>
          <table:table-cell office:value-type="float" office:value="0.30538" calcext:value-type="float">
            <text:p>0.30538</text:p>
          </table:table-cell>
          <table:table-cell office:value-type="float" office:value="0.59871" calcext:value-type="float">
            <text:p>0.59871</text:p>
          </table:table-cell>
          <table:table-cell office:value-type="float" office:value="0.26957" calcext:value-type="float">
            <text:p>0.26957</text:p>
          </table:table-cell>
          <table:table-cell office:value-type="float" office:value="-1.9223" calcext:value-type="float">
            <text:p>-1.9223</text:p>
          </table:table-cell>
          <table:table-cell office:value-type="float" office:value="3.1484" calcext:value-type="float">
            <text:p>3.1484</text:p>
          </table:table-cell>
          <table:table-cell office:value-type="float" office:value="7.8186" calcext:value-type="float">
            <text:p>7.8186</text:p>
          </table:table-cell>
          <table:table-cell office:value-type="float" office:value="3.3755" calcext:value-type="float">
            <text:p>3.3755</text:p>
          </table:table-cell>
          <table:table-cell office:value-type="float" office:value="5.3777" calcext:value-type="float">
            <text:p>5.3777</text:p>
          </table:table-cell>
          <table:table-cell office:value-type="float" office:value="17.817" calcext:value-type="float">
            <text:p>17.817</text:p>
          </table:table-cell>
          <table:table-cell office:value-type="float" office:value="16.529" calcext:value-type="float">
            <text:p>16.529</text:p>
          </table:table-cell>
          <table:table-cell office:value-type="float" office:value="13.6781" calcext:value-type="float">
            <text:p>13.6781</text:p>
          </table:table-cell>
          <table:table-cell office:value-type="float" office:value="20.0883" calcext:value-type="float">
            <text:p>20.0883</text:p>
          </table:table-cell>
          <table:table-cell office:value-type="float" office:value="16.5998" calcext:value-type="float">
            <text:p>16.5998</text:p>
          </table:table-cell>
          <table:table-cell office:value-type="float" office:value="19.1481" calcext:value-type="float">
            <text:p>19.1481</text:p>
          </table:table-cell>
          <table:table-cell office:value-type="float" office:value="45.2885" calcext:value-type="float">
            <text:p>45.2885</text:p>
          </table:table-cell>
          <table:table-cell office:value-type="float" office:value="71.0278" calcext:value-type="float">
            <text:p>71.0278</text:p>
          </table:table-cell>
          <table:table-cell office:value-type="float" office:value="87.6529" calcext:value-type="float">
            <text:p>87.6529</text:p>
          </table:table-cell>
          <table:table-cell office:value-type="float" office:value="110.7226" calcext:value-type="float">
            <text:p>110.7226</text:p>
          </table:table-cell>
          <table:table-cell office:value-type="float" office:value="144.2287" calcext:value-type="float">
            <text:p>144.2287</text:p>
          </table:table-cell>
          <table:table-cell office:value-type="float" office:value="164.0068" calcext:value-type="float">
            <text:p>164.0068</text:p>
          </table:table-cell>
          <table:table-cell office:value-type="float" office:value="182.2213" calcext:value-type="float">
            <text:p>182.2213</text:p>
          </table:table-cell>
          <table:table-cell office:value-type="float" office:value="209.6962" calcext:value-type="float">
            <text:p>209.6962</text:p>
          </table:table-cell>
          <table:table-cell office:value-type="float" office:value="227.2716" calcext:value-type="float">
            <text:p>227.2716</text:p>
          </table:table-cell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66897.2155" calcext:value-type="float">
            <text:p>66897.2155</text:p>
          </table:table-cell>
          <table:table-cell office:value-type="float" office:value="1" calcext:value-type="float">
            <text:p>1</text:p>
          </table:table-cell>
          <table:table-cell office:value-type="float" office:value="62325.074" calcext:value-type="float">
            <text:p>62325.074</text:p>
          </table:table-cell>
          <table:table-cell office:value-type="float" office:value="101" calcext:value-type="float">
            <text:p>101</text:p>
          </table:table-cell>
          <table:table-cell office:value-type="float" office:value="62249.1883" calcext:value-type="float">
            <text:p>62249.1883</text:p>
          </table:table-cell>
          <table:table-cell office:value-type="float" office:value="62096.1729" calcext:value-type="float">
            <text:p>62096.1729</text:p>
          </table:table-cell>
          <table:table-cell office:value-type="float" office:value="62093.5334" calcext:value-type="float">
            <text:p>62093.5334</text:p>
          </table:table-cell>
          <table:table-cell office:value-type="float" office:value="62090.8175" calcext:value-type="float">
            <text:p>62090.8175</text:p>
          </table:table-cell>
          <table:table-cell office:value-type="float" office:value="62093.3766" calcext:value-type="float">
            <text:p>62093.3766</text:p>
          </table:table-cell>
          <table:table-cell office:value-type="float" office:value="62090.7994" calcext:value-type="float">
            <text:p>62090.7994</text:p>
          </table:table-cell>
          <table:table-cell office:value-type="float" office:value="62086.7538" calcext:value-type="float">
            <text:p>62086.7538</text:p>
          </table:table-cell>
          <table:table-cell office:value-type="float" office:value="62085.4424" calcext:value-type="float">
            <text:p>62085.4424</text:p>
          </table:table-cell>
          <table:table-cell office:value-type="float" office:value="62086.2569" calcext:value-type="float">
            <text:p>62086.2569</text:p>
          </table:table-cell>
          <table:table-cell office:value-type="float" office:value="62087.9009" calcext:value-type="float">
            <text:p>62087.9009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75.8857" calcext:value-type="float">
            <text:p>75.8857</text:p>
          </table:table-cell>
          <table:table-cell office:value-type="float" office:value="228.901" calcext:value-type="float">
            <text:p>228.901</text:p>
          </table:table-cell>
          <table:table-cell office:value-type="float" office:value="231.5406" calcext:value-type="float">
            <text:p>231.5406</text:p>
          </table:table-cell>
          <table:table-cell office:value-type="float" office:value="234.2564" calcext:value-type="float">
            <text:p>234.2564</text:p>
          </table:table-cell>
          <table:table-cell office:value-type="float" office:value="231.6973" calcext:value-type="float">
            <text:p>231.6973</text:p>
          </table:table-cell>
          <table:table-cell office:value-type="float" office:value="234.2746" calcext:value-type="float">
            <text:p>234.2746</text:p>
          </table:table-cell>
          <table:table-cell office:value-type="float" office:value="238.3201" calcext:value-type="float">
            <text:p>238.3201</text:p>
          </table:table-cell>
          <table:table-cell office:value-type="float" office:value="239.6316" calcext:value-type="float">
            <text:p>239.6316</text:p>
          </table:table-cell>
          <table:table-cell office:value-type="float" office:value="238.817" calcext:value-type="float">
            <text:p>238.817</text:p>
          </table:table-cell>
          <table:table-cell office:value-type="float" office:value="237.173" calcext:value-type="float">
            <text:p>237.17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71.8857" calcext:value-type="float">
            <text:p>-71.8857</text:p>
          </table:table-cell>
          <table:table-cell office:value-type="float" office:value="-220.901" calcext:value-type="float">
            <text:p>-220.901</text:p>
          </table:table-cell>
          <table:table-cell office:value-type="float" office:value="-219.5406" calcext:value-type="float">
            <text:p>-219.5406</text:p>
          </table:table-cell>
          <table:table-cell office:value-type="float" office:value="-218.2564" calcext:value-type="float">
            <text:p>-218.2564</text:p>
          </table:table-cell>
          <table:table-cell office:value-type="float" office:value="-211.6973" calcext:value-type="float">
            <text:p>-211.6973</text:p>
          </table:table-cell>
          <table:table-cell office:value-type="float" office:value="-210.2746" calcext:value-type="float">
            <text:p>-210.2746</text:p>
          </table:table-cell>
          <table:table-cell office:value-type="float" office:value="-210.3201" calcext:value-type="float">
            <text:p>-210.3201</text:p>
          </table:table-cell>
          <table:table-cell office:value-type="float" office:value="-207.6316" calcext:value-type="float">
            <text:p>-207.6316</text:p>
          </table:table-cell>
          <table:table-cell office:value-type="float" office:value="-202.817" calcext:value-type="float">
            <text:p>-202.817</text:p>
          </table:table-cell>
          <table:table-cell office:value-type="float" office:value="-197.173" calcext:value-type="float">
            <text:p>-197.173</text:p>
          </table:table-cell>
          <table:table-cell office:value-type="float" office:value="-50.8152" calcext:value-type="float">
            <text:p>-50.8152</text:p>
          </table:table-cell>
          <table:table-cell office:value-type="float" office:value="-178.7609" calcext:value-type="float">
            <text:p>-178.7609</text:p>
          </table:table-cell>
          <table:table-cell office:value-type="float" office:value="-156.3315" calcext:value-type="float">
            <text:p>-156.3315</text:p>
          </table:table-cell>
          <table:table-cell office:value-type="float" office:value="-133.9791" calcext:value-type="float">
            <text:p>-133.9791</text:p>
          </table:table-cell>
          <table:table-cell office:value-type="float" office:value="-106.3524" calcext:value-type="float">
            <text:p>-106.3524</text:p>
          </table:table-cell>
          <table:table-cell office:value-type="float" office:value="-83.8628" calcext:value-type="float">
            <text:p>-83.8628</text:p>
          </table:table-cell>
          <table:table-cell office:value-type="float" office:value="-62.8423" calcext:value-type="float">
            <text:p>-62.8423</text:p>
          </table:table-cell>
          <table:table-cell office:value-type="float" office:value="-39.0884" calcext:value-type="float">
            <text:p>-39.0884</text:p>
          </table:table-cell>
          <table:table-cell office:value-type="float" office:value="-13.2092" calcext:value-type="float">
            <text:p>-13.2092</text:p>
          </table:table-cell>
          <table:table-cell office:value-type="float" office:value="13.4988" calcext:value-type="float">
            <text:p>13.4988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71784.0582" calcext:value-type="float">
            <text:p>71784.0582</text:p>
          </table:table-cell>
          <table:table-cell office:value-type="float" office:value="1" calcext:value-type="float">
            <text:p>1</text:p>
          </table:table-cell>
          <table:table-cell office:value-type="float" office:value="68660.1768" calcext:value-type="float">
            <text:p>68660.1768</text:p>
          </table:table-cell>
          <table:table-cell office:value-type="float" office:value="101" calcext:value-type="float">
            <text:p>101</text:p>
          </table:table-cell>
          <table:table-cell office:value-type="float" office:value="68623.1495" calcext:value-type="float">
            <text:p>68623.1495</text:p>
          </table:table-cell>
          <table:table-cell office:value-type="float" office:value="68558.771" calcext:value-type="float">
            <text:p>68558.771</text:p>
          </table:table-cell>
          <table:table-cell office:value-type="float" office:value="68565.1194" calcext:value-type="float">
            <text:p>68565.1194</text:p>
          </table:table-cell>
          <table:table-cell office:value-type="float" office:value="68569.14" calcext:value-type="float">
            <text:p>68569.14</text:p>
          </table:table-cell>
          <table:table-cell office:value-type="float" office:value="68567.236" calcext:value-type="float">
            <text:p>68567.236</text:p>
          </table:table-cell>
          <table:table-cell office:value-type="float" office:value="68569.5236" calcext:value-type="float">
            <text:p>68569.5236</text:p>
          </table:table-cell>
          <table:table-cell office:value-type="float" office:value="68570.9446" calcext:value-type="float">
            <text:p>68570.9446</text:p>
          </table:table-cell>
          <table:table-cell office:value-type="float" office:value="68575.305" calcext:value-type="float">
            <text:p>68575.305</text:p>
          </table:table-cell>
          <table:table-cell office:value-type="float" office:value="68572.6695" calcext:value-type="float">
            <text:p>68572.6695</text:p>
          </table:table-cell>
          <table:table-cell office:value-type="float" office:value="68569.8432" calcext:value-type="float">
            <text:p>68569.8432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37.0273" calcext:value-type="float">
            <text:p>37.0273</text:p>
          </table:table-cell>
          <table:table-cell office:value-type="float" office:value="101.4058" calcext:value-type="float">
            <text:p>101.4058</text:p>
          </table:table-cell>
          <table:table-cell office:value-type="float" office:value="95.0574" calcext:value-type="float">
            <text:p>95.0574</text:p>
          </table:table-cell>
          <table:table-cell office:value-type="float" office:value="91.0367" calcext:value-type="float">
            <text:p>91.0367</text:p>
          </table:table-cell>
          <table:table-cell office:value-type="float" office:value="92.9408" calcext:value-type="float">
            <text:p>92.9408</text:p>
          </table:table-cell>
          <table:table-cell office:value-type="float" office:value="90.6532" calcext:value-type="float">
            <text:p>90.6532</text:p>
          </table:table-cell>
          <table:table-cell office:value-type="float" office:value="89.2322" calcext:value-type="float">
            <text:p>89.2322</text:p>
          </table:table-cell>
          <table:table-cell office:value-type="float" office:value="84.8717" calcext:value-type="float">
            <text:p>84.8717</text:p>
          </table:table-cell>
          <table:table-cell office:value-type="float" office:value="87.5073" calcext:value-type="float">
            <text:p>87.5073</text:p>
          </table:table-cell>
          <table:table-cell office:value-type="float" office:value="90.3336" calcext:value-type="float">
            <text:p>90.3336</text:p>
          </table:table-cell>
          <table:table-cell office:value-type="float" office:value="0.0000000091124" calcext:value-type="float">
            <text:p>9.1124E-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307E-016" calcext:value-type="float">
            <text:p>3.3307E-016</text:p>
          </table:table-cell>
          <table:table-cell office:value-type="float" office:value="1.4433E-015" calcext:value-type="float">
            <text:p>1.4433E-015</text:p>
          </table:table-cell>
          <table:table-cell office:value-type="float" office:value="0.000000000000036859" calcext:value-type="float">
            <text:p>3.6859E-014</text:p>
          </table:table-cell>
          <table:table-cell office:value-type="float" office:value="0.00000000000052991" calcext:value-type="float">
            <text:p>5.2991E-013</text:p>
          </table:table-cell>
          <table:table-cell office:value-type="float" office:value="0.00000000002178" calcext:value-type="float">
            <text:p>2.178E-011</text:p>
          </table:table-cell>
          <table:table-cell office:value-type="float" office:value="0.000000000040344" calcext:value-type="float">
            <text:p>4.0344E-011</text:p>
          </table:table-cell>
          <table:table-cell office:value-type="float" office:value="0.000000000064809" calcext:value-type="float">
            <text:p>6.4809E-011</text:p>
          </table:table-cell>
          <table:table-cell office:value-type="float" office:value="-33.0273" calcext:value-type="float">
            <text:p>-33.0273</text:p>
          </table:table-cell>
          <table:table-cell office:value-type="float" office:value="-93.4058" calcext:value-type="float">
            <text:p>-93.4058</text:p>
          </table:table-cell>
          <table:table-cell office:value-type="float" office:value="-83.0574" calcext:value-type="float">
            <text:p>-83.0574</text:p>
          </table:table-cell>
          <table:table-cell office:value-type="float" office:value="-75.0367" calcext:value-type="float">
            <text:p>-75.0367</text:p>
          </table:table-cell>
          <table:table-cell office:value-type="float" office:value="-72.9408" calcext:value-type="float">
            <text:p>-72.9408</text:p>
          </table:table-cell>
          <table:table-cell office:value-type="float" office:value="-66.6532" calcext:value-type="float">
            <text:p>-66.6532</text:p>
          </table:table-cell>
          <table:table-cell office:value-type="float" office:value="-61.2322" calcext:value-type="float">
            <text:p>-61.2322</text:p>
          </table:table-cell>
          <table:table-cell office:value-type="float" office:value="-52.8717" calcext:value-type="float">
            <text:p>-52.8717</text:p>
          </table:table-cell>
          <table:table-cell office:value-type="float" office:value="-51.5073" calcext:value-type="float">
            <text:p>-51.5073</text:p>
          </table:table-cell>
          <table:table-cell office:value-type="float" office:value="-50.3336" calcext:value-type="float">
            <text:p>-50.3336</text:p>
          </table:table-cell>
          <table:table-cell office:value-type="float" office:value="-11.9568" calcext:value-type="float">
            <text:p>-11.9568</text:p>
          </table:table-cell>
          <table:table-cell office:value-type="float" office:value="-51.2656" calcext:value-type="float">
            <text:p>-51.2656</text:p>
          </table:table-cell>
          <table:table-cell office:value-type="float" office:value="-19.8483" calcext:value-type="float">
            <text:p>-19.8483</text:p>
          </table:table-cell>
          <table:table-cell office:value-type="float" office:value="9.2406" calcext:value-type="float">
            <text:p>9.2406</text:p>
          </table:table-cell>
          <table:table-cell office:value-type="float" office:value="32.4041" calcext:value-type="float">
            <text:p>32.4041</text:p>
          </table:table-cell>
          <table:table-cell office:value-type="float" office:value="59.7585" calcext:value-type="float">
            <text:p>59.7585</text:p>
          </table:table-cell>
          <table:table-cell office:value-type="float" office:value="86.2457" calcext:value-type="float">
            <text:p>86.2457</text:p>
          </table:table-cell>
          <table:table-cell office:value-type="float" office:value="115.6715" calcext:value-type="float">
            <text:p>115.6715</text:p>
          </table:table-cell>
          <table:table-cell office:value-type="float" office:value="138.1006" calcext:value-type="float">
            <text:p>138.1006</text:p>
          </table:table-cell>
          <table:table-cell office:value-type="float" office:value="160.3382" calcext:value-type="float">
            <text:p>160.3382</text:p>
          </table:table-cell>
        </table:table-row>
        <table:table-row table:style-name="ro1">
          <table:table-cell office:value-type="float" office:value="53.1" calcext:value-type="float">
            <text:p>53.1</text:p>
          </table:table-cell>
          <table:table-cell office:value-type="float" office:value="54676.7531" calcext:value-type="float">
            <text:p>54676.7531</text:p>
          </table:table-cell>
          <table:table-cell office:value-type="float" office:value="1" calcext:value-type="float">
            <text:p>1</text:p>
          </table:table-cell>
          <table:table-cell office:value-type="float" office:value="52253.6641" calcext:value-type="float">
            <text:p>52253.6641</text:p>
          </table:table-cell>
          <table:table-cell office:value-type="float" office:value="101" calcext:value-type="float">
            <text:p>101</text:p>
          </table:table-cell>
          <table:table-cell office:value-type="float" office:value="52221.7832" calcext:value-type="float">
            <text:p>52221.7832</text:p>
          </table:table-cell>
          <table:table-cell office:value-type="float" office:value="52158.6563" calcext:value-type="float">
            <text:p>52158.6563</text:p>
          </table:table-cell>
          <table:table-cell office:value-type="float" office:value="52114.322" calcext:value-type="float">
            <text:p>52114.322</text:p>
          </table:table-cell>
          <table:table-cell office:value-type="float" office:value="52088.7791" calcext:value-type="float">
            <text:p>52088.7791</text:p>
          </table:table-cell>
          <table:table-cell office:value-type="float" office:value="52090.0866" calcext:value-type="float">
            <text:p>52090.0866</text:p>
          </table:table-cell>
          <table:table-cell office:value-type="float" office:value="52089.6251" calcext:value-type="float">
            <text:p>52089.6251</text:p>
          </table:table-cell>
          <table:table-cell office:value-type="float" office:value="52094.2791" calcext:value-type="float">
            <text:p>52094.2791</text:p>
          </table:table-cell>
          <table:table-cell office:value-type="float" office:value="52099.0036" calcext:value-type="float">
            <text:p>52099.0036</text:p>
          </table:table-cell>
          <table:table-cell office:value-type="float" office:value="52105.4396" calcext:value-type="float">
            <text:p>52105.4396</text:p>
          </table:table-cell>
          <table:table-cell office:value-type="float" office:value="52104.6273" calcext:value-type="float">
            <text:p>52104.6273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31.8809" calcext:value-type="float">
            <text:p>31.8809</text:p>
          </table:table-cell>
          <table:table-cell office:value-type="float" office:value="95.0078" calcext:value-type="float">
            <text:p>95.0078</text:p>
          </table:table-cell>
          <table:table-cell office:value-type="float" office:value="139.342" calcext:value-type="float">
            <text:p>139.342</text:p>
          </table:table-cell>
          <table:table-cell office:value-type="float" office:value="164.885" calcext:value-type="float">
            <text:p>164.885</text:p>
          </table:table-cell>
          <table:table-cell office:value-type="float" office:value="163.5775" calcext:value-type="float">
            <text:p>163.5775</text:p>
          </table:table-cell>
          <table:table-cell office:value-type="float" office:value="164.0389" calcext:value-type="float">
            <text:p>164.0389</text:p>
          </table:table-cell>
          <table:table-cell office:value-type="float" office:value="159.385" calcext:value-type="float">
            <text:p>159.385</text:p>
          </table:table-cell>
          <table:table-cell office:value-type="float" office:value="154.6605" calcext:value-type="float">
            <text:p>154.6605</text:p>
          </table:table-cell>
          <table:table-cell office:value-type="float" office:value="148.2245" calcext:value-type="float">
            <text:p>148.2245</text:p>
          </table:table-cell>
          <table:table-cell office:value-type="float" office:value="149.0368" calcext:value-type="float">
            <text:p>149.0368</text:p>
          </table:table-cell>
          <table:table-cell office:value-type="float" office:value="0.00000011944" calcext:value-type="float">
            <text:p>1.1944E-00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27.8809" calcext:value-type="float">
            <text:p>-27.8809</text:p>
          </table:table-cell>
          <table:table-cell office:value-type="float" office:value="-87.0078" calcext:value-type="float">
            <text:p>-87.0078</text:p>
          </table:table-cell>
          <table:table-cell office:value-type="float" office:value="-127.342" calcext:value-type="float">
            <text:p>-127.342</text:p>
          </table:table-cell>
          <table:table-cell office:value-type="float" office:value="-148.885" calcext:value-type="float">
            <text:p>-148.885</text:p>
          </table:table-cell>
          <table:table-cell office:value-type="float" office:value="-143.5775" calcext:value-type="float">
            <text:p>-143.5775</text:p>
          </table:table-cell>
          <table:table-cell office:value-type="float" office:value="-140.0389" calcext:value-type="float">
            <text:p>-140.0389</text:p>
          </table:table-cell>
          <table:table-cell office:value-type="float" office:value="-131.385" calcext:value-type="float">
            <text:p>-131.385</text:p>
          </table:table-cell>
          <table:table-cell office:value-type="float" office:value="-122.6605" calcext:value-type="float">
            <text:p>-122.6605</text:p>
          </table:table-cell>
          <table:table-cell office:value-type="float" office:value="-112.2245" calcext:value-type="float">
            <text:p>-112.2245</text:p>
          </table:table-cell>
          <table:table-cell office:value-type="float" office:value="-109.0368" calcext:value-type="float">
            <text:p>-109.0368</text:p>
          </table:table-cell>
          <table:table-cell office:value-type="float" office:value="-6.8104" calcext:value-type="float">
            <text:p>-6.8104</text:p>
          </table:table-cell>
          <table:table-cell office:value-type="float" office:value="-44.8677" calcext:value-type="float">
            <text:p>-44.8677</text:p>
          </table:table-cell>
          <table:table-cell office:value-type="float" office:value="-64.1329" calcext:value-type="float">
            <text:p>-64.1329</text:p>
          </table:table-cell>
          <table:table-cell office:value-type="float" office:value="-64.6076" calcext:value-type="float">
            <text:p>-64.6076</text:p>
          </table:table-cell>
          <table:table-cell office:value-type="float" office:value="-38.2326" calcext:value-type="float">
            <text:p>-38.2326</text:p>
          </table:table-cell>
          <table:table-cell office:value-type="float" office:value="-13.6272" calcext:value-type="float">
            <text:p>-13.6272</text:p>
          </table:table-cell>
          <table:table-cell office:value-type="float" office:value="16.0928" calcext:value-type="float">
            <text:p>16.0928</text:p>
          </table:table-cell>
          <table:table-cell office:value-type="float" office:value="45.8827" calcext:value-type="float">
            <text:p>45.8827</text:p>
          </table:table-cell>
          <table:table-cell office:value-type="float" office:value="77.3834" calcext:value-type="float">
            <text:p>77.3834</text:p>
          </table:table-cell>
          <table:table-cell office:value-type="float" office:value="101.635" calcext:value-type="float">
            <text:p>101.635</text:p>
          </table:table-cell>
        </table:table-row>
        <table:table-row table:style-name="ro1">
          <table:table-cell office:value-type="float" office:value="55.1" calcext:value-type="float">
            <text:p>55.1</text:p>
          </table:table-cell>
          <table:table-cell office:value-type="float" office:value="67201.7367" calcext:value-type="float">
            <text:p>67201.7367</text:p>
          </table:table-cell>
          <table:table-cell office:value-type="float" office:value="1" calcext:value-type="float">
            <text:p>1</text:p>
          </table:table-cell>
          <table:table-cell office:value-type="float" office:value="60398.0788" calcext:value-type="float">
            <text:p>60398.0788</text:p>
          </table:table-cell>
          <table:table-cell office:value-type="float" office:value="101" calcext:value-type="float">
            <text:p>101</text:p>
          </table:table-cell>
          <table:table-cell office:value-type="float" office:value="60180.0545" calcext:value-type="float">
            <text:p>60180.0545</text:p>
          </table:table-cell>
          <table:table-cell office:value-type="float" office:value="59947.2863" calcext:value-type="float">
            <text:p>59947.2863</text:p>
          </table:table-cell>
          <table:table-cell office:value-type="float" office:value="59948.87" calcext:value-type="float">
            <text:p>59948.87</text:p>
          </table:table-cell>
          <table:table-cell office:value-type="float" office:value="59957.46" calcext:value-type="float">
            <text:p>59957.46</text:p>
          </table:table-cell>
          <table:table-cell office:value-type="float" office:value="59954.8081" calcext:value-type="float">
            <text:p>59954.8081</text:p>
          </table:table-cell>
          <table:table-cell office:value-type="float" office:value="59951.7317" calcext:value-type="float">
            <text:p>59951.7317</text:p>
          </table:table-cell>
          <table:table-cell office:value-type="float" office:value="59951.1486" calcext:value-type="float">
            <text:p>59951.1486</text:p>
          </table:table-cell>
          <table:table-cell office:value-type="float" office:value="59947.3929" calcext:value-type="float">
            <text:p>59947.3929</text:p>
          </table:table-cell>
          <table:table-cell office:value-type="float" office:value="59945.6749" calcext:value-type="float">
            <text:p>59945.6749</text:p>
          </table:table-cell>
          <table:table-cell office:value-type="float" office:value="59939.9599" calcext:value-type="float">
            <text:p>59939.9599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218.0243" calcext:value-type="float">
            <text:p>218.0243</text:p>
          </table:table-cell>
          <table:table-cell office:value-type="float" office:value="450.7926" calcext:value-type="float">
            <text:p>450.7926</text:p>
          </table:table-cell>
          <table:table-cell office:value-type="float" office:value="449.2089" calcext:value-type="float">
            <text:p>449.2089</text:p>
          </table:table-cell>
          <table:table-cell office:value-type="float" office:value="440.6188" calcext:value-type="float">
            <text:p>440.6188</text:p>
          </table:table-cell>
          <table:table-cell office:value-type="float" office:value="443.2708" calcext:value-type="float">
            <text:p>443.2708</text:p>
          </table:table-cell>
          <table:table-cell office:value-type="float" office:value="446.3471" calcext:value-type="float">
            <text:p>446.3471</text:p>
          </table:table-cell>
          <table:table-cell office:value-type="float" office:value="446.9303" calcext:value-type="float">
            <text:p>446.9303</text:p>
          </table:table-cell>
          <table:table-cell office:value-type="float" office:value="450.6859" calcext:value-type="float">
            <text:p>450.6859</text:p>
          </table:table-cell>
          <table:table-cell office:value-type="float" office:value="452.4039" calcext:value-type="float">
            <text:p>452.4039</text:p>
          </table:table-cell>
          <table:table-cell office:value-type="float" office:value="458.1189" calcext:value-type="float">
            <text:p>458.118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14.0243" calcext:value-type="float">
            <text:p>-214.0243</text:p>
          </table:table-cell>
          <table:table-cell office:value-type="float" office:value="-442.7926" calcext:value-type="float">
            <text:p>-442.7926</text:p>
          </table:table-cell>
          <table:table-cell office:value-type="float" office:value="-437.2089" calcext:value-type="float">
            <text:p>-437.2089</text:p>
          </table:table-cell>
          <table:table-cell office:value-type="float" office:value="-424.6188" calcext:value-type="float">
            <text:p>-424.6188</text:p>
          </table:table-cell>
          <table:table-cell office:value-type="float" office:value="-423.2708" calcext:value-type="float">
            <text:p>-423.2708</text:p>
          </table:table-cell>
          <table:table-cell office:value-type="float" office:value="-422.3471" calcext:value-type="float">
            <text:p>-422.3471</text:p>
          </table:table-cell>
          <table:table-cell office:value-type="float" office:value="-418.9303" calcext:value-type="float">
            <text:p>-418.9303</text:p>
          </table:table-cell>
          <table:table-cell office:value-type="float" office:value="-418.6859" calcext:value-type="float">
            <text:p>-418.6859</text:p>
          </table:table-cell>
          <table:table-cell office:value-type="float" office:value="-416.4039" calcext:value-type="float">
            <text:p>-416.4039</text:p>
          </table:table-cell>
          <table:table-cell office:value-type="float" office:value="-418.1189" calcext:value-type="float">
            <text:p>-418.1189</text:p>
          </table:table-cell>
          <table:table-cell office:value-type="float" office:value="-192.9539" calcext:value-type="float">
            <text:p>-192.9539</text:p>
          </table:table-cell>
          <table:table-cell office:value-type="float" office:value="-400.6524" calcext:value-type="float">
            <text:p>-400.6524</text:p>
          </table:table-cell>
          <table:table-cell office:value-type="float" office:value="-373.9998" calcext:value-type="float">
            <text:p>-373.9998</text:p>
          </table:table-cell>
          <table:table-cell office:value-type="float" office:value="-340.3415" calcext:value-type="float">
            <text:p>-340.3415</text:p>
          </table:table-cell>
          <table:table-cell office:value-type="float" office:value="-317.9259" calcext:value-type="float">
            <text:p>-317.9259</text:p>
          </table:table-cell>
          <table:table-cell office:value-type="float" office:value="-295.9354" calcext:value-type="float">
            <text:p>-295.9354</text:p>
          </table:table-cell>
          <table:table-cell office:value-type="float" office:value="-271.4524" calcext:value-type="float">
            <text:p>-271.4524</text:p>
          </table:table-cell>
          <table:table-cell office:value-type="float" office:value="-250.1427" calcext:value-type="float">
            <text:p>-250.1427</text:p>
          </table:table-cell>
          <table:table-cell office:value-type="float" office:value="-226.796" calcext:value-type="float">
            <text:p>-226.796</text:p>
          </table:table-cell>
          <table:table-cell office:value-type="float" office:value="-207.4471" calcext:value-type="float">
            <text:p>-207.4471</text:p>
          </table:table-cell>
        </table:table-row>
        <table:table-row table:style-name="ro1">
          <table:table-cell office:value-type="float" office:value="56.1" calcext:value-type="float">
            <text:p>56.1</text:p>
          </table:table-cell>
          <table:table-cell office:value-type="float" office:value="66099.0288" calcext:value-type="float">
            <text:p>66099.0288</text:p>
          </table:table-cell>
          <table:table-cell office:value-type="float" office:value="1" calcext:value-type="float">
            <text:p>1</text:p>
          </table:table-cell>
          <table:table-cell office:value-type="float" office:value="63373.4267" calcext:value-type="float">
            <text:p>63373.4267</text:p>
          </table:table-cell>
          <table:table-cell office:value-type="float" office:value="101" calcext:value-type="float">
            <text:p>101</text:p>
          </table:table-cell>
          <table:table-cell office:value-type="float" office:value="63226.0421" calcext:value-type="float">
            <text:p>63226.0421</text:p>
          </table:table-cell>
          <table:table-cell office:value-type="float" office:value="63138.185" calcext:value-type="float">
            <text:p>63138.185</text:p>
          </table:table-cell>
          <table:table-cell office:value-type="float" office:value="63128.8102" calcext:value-type="float">
            <text:p>63128.8102</text:p>
          </table:table-cell>
          <table:table-cell office:value-type="float" office:value="63129.5405" calcext:value-type="float">
            <text:p>63129.5405</text:p>
          </table:table-cell>
          <table:table-cell office:value-type="float" office:value="63127.8308" calcext:value-type="float">
            <text:p>63127.8308</text:p>
          </table:table-cell>
          <table:table-cell office:value-type="float" office:value="63130.6234" calcext:value-type="float">
            <text:p>63130.6234</text:p>
          </table:table-cell>
          <table:table-cell office:value-type="float" office:value="63130.5469" calcext:value-type="float">
            <text:p>63130.5469</text:p>
          </table:table-cell>
          <table:table-cell office:value-type="float" office:value="63128.3233" calcext:value-type="float">
            <text:p>63128.3233</text:p>
          </table:table-cell>
          <table:table-cell office:value-type="float" office:value="63126.4479" calcext:value-type="float">
            <text:p>63126.4479</text:p>
          </table:table-cell>
          <table:table-cell office:value-type="float" office:value="63129.3685" calcext:value-type="float">
            <text:p>63129.3685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47.3846" calcext:value-type="float">
            <text:p>147.3846</text:p>
          </table:table-cell>
          <table:table-cell office:value-type="float" office:value="235.2417" calcext:value-type="float">
            <text:p>235.2417</text:p>
          </table:table-cell>
          <table:table-cell office:value-type="float" office:value="244.6165" calcext:value-type="float">
            <text:p>244.6165</text:p>
          </table:table-cell>
          <table:table-cell office:value-type="float" office:value="243.8863" calcext:value-type="float">
            <text:p>243.8863</text:p>
          </table:table-cell>
          <table:table-cell office:value-type="float" office:value="245.596" calcext:value-type="float">
            <text:p>245.596</text:p>
          </table:table-cell>
          <table:table-cell office:value-type="float" office:value="242.8033" calcext:value-type="float">
            <text:p>242.8033</text:p>
          </table:table-cell>
          <table:table-cell office:value-type="float" office:value="242.8798" calcext:value-type="float">
            <text:p>242.8798</text:p>
          </table:table-cell>
          <table:table-cell office:value-type="float" office:value="245.1035" calcext:value-type="float">
            <text:p>245.1035</text:p>
          </table:table-cell>
          <table:table-cell office:value-type="float" office:value="246.9788" calcext:value-type="float">
            <text:p>246.9788</text:p>
          </table:table-cell>
          <table:table-cell office:value-type="float" office:value="244.0582" calcext:value-type="float">
            <text:p>244.058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43.3846" calcext:value-type="float">
            <text:p>-143.3846</text:p>
          </table:table-cell>
          <table:table-cell office:value-type="float" office:value="-227.2417" calcext:value-type="float">
            <text:p>-227.2417</text:p>
          </table:table-cell>
          <table:table-cell office:value-type="float" office:value="-232.6165" calcext:value-type="float">
            <text:p>-232.6165</text:p>
          </table:table-cell>
          <table:table-cell office:value-type="float" office:value="-227.8863" calcext:value-type="float">
            <text:p>-227.8863</text:p>
          </table:table-cell>
          <table:table-cell office:value-type="float" office:value="-225.596" calcext:value-type="float">
            <text:p>-225.596</text:p>
          </table:table-cell>
          <table:table-cell office:value-type="float" office:value="-218.8033" calcext:value-type="float">
            <text:p>-218.8033</text:p>
          </table:table-cell>
          <table:table-cell office:value-type="float" office:value="-214.8798" calcext:value-type="float">
            <text:p>-214.8798</text:p>
          </table:table-cell>
          <table:table-cell office:value-type="float" office:value="-213.1035" calcext:value-type="float">
            <text:p>-213.1035</text:p>
          </table:table-cell>
          <table:table-cell office:value-type="float" office:value="-210.9788" calcext:value-type="float">
            <text:p>-210.9788</text:p>
          </table:table-cell>
          <table:table-cell office:value-type="float" office:value="-204.0582" calcext:value-type="float">
            <text:p>-204.0582</text:p>
          </table:table-cell>
          <table:table-cell office:value-type="float" office:value="-122.3142" calcext:value-type="float">
            <text:p>-122.3142</text:p>
          </table:table-cell>
          <table:table-cell office:value-type="float" office:value="-185.1016" calcext:value-type="float">
            <text:p>-185.1016</text:p>
          </table:table-cell>
          <table:table-cell office:value-type="float" office:value="-169.4074" calcext:value-type="float">
            <text:p>-169.4074</text:p>
          </table:table-cell>
          <table:table-cell office:value-type="float" office:value="-143.6089" calcext:value-type="float">
            <text:p>-143.6089</text:p>
          </table:table-cell>
          <table:table-cell office:value-type="float" office:value="-120.251" calcext:value-type="float">
            <text:p>-120.251</text:p>
          </table:table-cell>
          <table:table-cell office:value-type="float" office:value="-92.3916" calcext:value-type="float">
            <text:p>-92.3916</text:p>
          </table:table-cell>
          <table:table-cell office:value-type="float" office:value="-67.402" calcext:value-type="float">
            <text:p>-67.402</text:p>
          </table:table-cell>
          <table:table-cell office:value-type="float" office:value="-44.5602" calcext:value-type="float">
            <text:p>-44.5602</text:p>
          </table:table-cell>
          <table:table-cell office:value-type="float" office:value="-21.3709" calcext:value-type="float">
            <text:p>-21.3709</text:p>
          </table:table-cell>
          <table:table-cell office:value-type="float" office:value="6.6136" calcext:value-type="float">
            <text:p>6.6136</text:p>
          </table:table-cell>
        </table:table-row>
        <table:table-row table:style-name="ro1">
          <table:table-cell office:value-type="float" office:value="58.1" calcext:value-type="float">
            <text:p>58.1</text:p>
          </table:table-cell>
          <table:table-cell office:value-type="float" office:value="77289.5643" calcext:value-type="float">
            <text:p>77289.5643</text:p>
          </table:table-cell>
          <table:table-cell office:value-type="float" office:value="1" calcext:value-type="float">
            <text:p>1</text:p>
          </table:table-cell>
          <table:table-cell office:value-type="float" office:value="73482.1968" calcext:value-type="float">
            <text:p>73482.1968</text:p>
          </table:table-cell>
          <table:table-cell office:value-type="float" office:value="101" calcext:value-type="float">
            <text:p>101</text:p>
          </table:table-cell>
          <table:table-cell office:value-type="float" office:value="73334.9652" calcext:value-type="float">
            <text:p>73334.9652</text:p>
          </table:table-cell>
          <table:table-cell office:value-type="float" office:value="73324.4228" calcext:value-type="float">
            <text:p>73324.4228</text:p>
          </table:table-cell>
          <table:table-cell office:value-type="float" office:value="73318.0296" calcext:value-type="float">
            <text:p>73318.0296</text:p>
          </table:table-cell>
          <table:table-cell office:value-type="float" office:value="73310.2492" calcext:value-type="float">
            <text:p>73310.2492</text:p>
          </table:table-cell>
          <table:table-cell office:value-type="float" office:value="73304.6545" calcext:value-type="float">
            <text:p>73304.6545</text:p>
          </table:table-cell>
          <table:table-cell office:value-type="float" office:value="73309.3567" calcext:value-type="float">
            <text:p>73309.3567</text:p>
          </table:table-cell>
          <table:table-cell office:value-type="float" office:value="73311.3729" calcext:value-type="float">
            <text:p>73311.3729</text:p>
          </table:table-cell>
          <table:table-cell office:value-type="float" office:value="73312.4102" calcext:value-type="float">
            <text:p>73312.4102</text:p>
          </table:table-cell>
          <table:table-cell office:value-type="float" office:value="73316.5588" calcext:value-type="float">
            <text:p>73316.5588</text:p>
          </table:table-cell>
          <table:table-cell office:value-type="float" office:value="73309.9217" calcext:value-type="float">
            <text:p>73309.9217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47.2315" calcext:value-type="float">
            <text:p>147.2315</text:p>
          </table:table-cell>
          <table:table-cell office:value-type="float" office:value="157.774" calcext:value-type="float">
            <text:p>157.774</text:p>
          </table:table-cell>
          <table:table-cell office:value-type="float" office:value="164.1672" calcext:value-type="float">
            <text:p>164.1672</text:p>
          </table:table-cell>
          <table:table-cell office:value-type="float" office:value="171.9475" calcext:value-type="float">
            <text:p>171.9475</text:p>
          </table:table-cell>
          <table:table-cell office:value-type="float" office:value="177.5422" calcext:value-type="float">
            <text:p>177.5422</text:p>
          </table:table-cell>
          <table:table-cell office:value-type="float" office:value="172.8401" calcext:value-type="float">
            <text:p>172.8401</text:p>
          </table:table-cell>
          <table:table-cell office:value-type="float" office:value="170.8239" calcext:value-type="float">
            <text:p>170.8239</text:p>
          </table:table-cell>
          <table:table-cell office:value-type="float" office:value="169.7866" calcext:value-type="float">
            <text:p>169.7866</text:p>
          </table:table-cell>
          <table:table-cell office:value-type="float" office:value="165.638" calcext:value-type="float">
            <text:p>165.638</text:p>
          </table:table-cell>
          <table:table-cell office:value-type="float" office:value="172.2751" calcext:value-type="float">
            <text:p>172.275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43.2315" calcext:value-type="float">
            <text:p>-143.2315</text:p>
          </table:table-cell>
          <table:table-cell office:value-type="float" office:value="-149.774" calcext:value-type="float">
            <text:p>-149.774</text:p>
          </table:table-cell>
          <table:table-cell office:value-type="float" office:value="-152.1672" calcext:value-type="float">
            <text:p>-152.1672</text:p>
          </table:table-cell>
          <table:table-cell office:value-type="float" office:value="-155.9475" calcext:value-type="float">
            <text:p>-155.9475</text:p>
          </table:table-cell>
          <table:table-cell office:value-type="float" office:value="-157.5422" calcext:value-type="float">
            <text:p>-157.5422</text:p>
          </table:table-cell>
          <table:table-cell office:value-type="float" office:value="-148.8401" calcext:value-type="float">
            <text:p>-148.8401</text:p>
          </table:table-cell>
          <table:table-cell office:value-type="float" office:value="-142.8239" calcext:value-type="float">
            <text:p>-142.8239</text:p>
          </table:table-cell>
          <table:table-cell office:value-type="float" office:value="-137.7866" calcext:value-type="float">
            <text:p>-137.7866</text:p>
          </table:table-cell>
          <table:table-cell office:value-type="float" office:value="-129.638" calcext:value-type="float">
            <text:p>-129.638</text:p>
          </table:table-cell>
          <table:table-cell office:value-type="float" office:value="-132.2751" calcext:value-type="float">
            <text:p>-132.2751</text:p>
          </table:table-cell>
          <table:table-cell office:value-type="float" office:value="-122.1611" calcext:value-type="float">
            <text:p>-122.1611</text:p>
          </table:table-cell>
          <table:table-cell office:value-type="float" office:value="-107.6338" calcext:value-type="float">
            <text:p>-107.6338</text:p>
          </table:table-cell>
          <table:table-cell office:value-type="float" office:value="-88.9581" calcext:value-type="float">
            <text:p>-88.9581</text:p>
          </table:table-cell>
          <table:table-cell office:value-type="float" office:value="-71.6702" calcext:value-type="float">
            <text:p>-71.6702</text:p>
          </table:table-cell>
          <table:table-cell office:value-type="float" office:value="-52.1973" calcext:value-type="float">
            <text:p>-52.1973</text:p>
          </table:table-cell>
          <table:table-cell office:value-type="float" office:value="-22.4284" calcext:value-type="float">
            <text:p>-22.4284</text:p>
          </table:table-cell>
          <table:table-cell office:value-type="float" office:value="4.654" calcext:value-type="float">
            <text:p>4.654</text:p>
          </table:table-cell>
          <table:table-cell office:value-type="float" office:value="30.7566" calcext:value-type="float">
            <text:p>30.7566</text:p>
          </table:table-cell>
          <table:table-cell office:value-type="float" office:value="59.9699" calcext:value-type="float">
            <text:p>59.9699</text:p>
          </table:table-cell>
          <table:table-cell office:value-type="float" office:value="78.3967" calcext:value-type="float">
            <text:p>78.3967</text:p>
          </table:table-cell>
        </table:table-row>
        <table:table-row table:style-name="ro1">
          <table:table-cell office:value-type="float" office:value="59.1" calcext:value-type="float">
            <text:p>59.1</text:p>
          </table:table-cell>
          <table:table-cell office:value-type="float" office:value="76019.772" calcext:value-type="float">
            <text:p>76019.772</text:p>
          </table:table-cell>
          <table:table-cell office:value-type="float" office:value="1" calcext:value-type="float">
            <text:p>1</text:p>
          </table:table-cell>
          <table:table-cell office:value-type="float" office:value="60023.5783" calcext:value-type="float">
            <text:p>60023.5783</text:p>
          </table:table-cell>
          <table:table-cell office:value-type="float" office:value="101" calcext:value-type="float">
            <text:p>101</text:p>
          </table:table-cell>
          <table:table-cell office:value-type="float" office:value="60022.2762" calcext:value-type="float">
            <text:p>60022.2762</text:p>
          </table:table-cell>
          <table:table-cell office:value-type="float" office:value="59993.6723" calcext:value-type="float">
            <text:p>59993.6723</text:p>
          </table:table-cell>
          <table:table-cell office:value-type="float" office:value="59987.2028" calcext:value-type="float">
            <text:p>59987.2028</text:p>
          </table:table-cell>
          <table:table-cell office:value-type="float" office:value="59975.556" calcext:value-type="float">
            <text:p>59975.556</text:p>
          </table:table-cell>
          <table:table-cell office:value-type="float" office:value="59971.8499" calcext:value-type="float">
            <text:p>59971.8499</text:p>
          </table:table-cell>
          <table:table-cell office:value-type="float" office:value="59968.3669" calcext:value-type="float">
            <text:p>59968.3669</text:p>
          </table:table-cell>
          <table:table-cell office:value-type="float" office:value="59961.6367" calcext:value-type="float">
            <text:p>59961.6367</text:p>
          </table:table-cell>
          <table:table-cell office:value-type="float" office:value="59958.1078" calcext:value-type="float">
            <text:p>59958.1078</text:p>
          </table:table-cell>
          <table:table-cell office:value-type="float" office:value="59950.9098" calcext:value-type="float">
            <text:p>59950.9098</text:p>
          </table:table-cell>
          <table:table-cell office:value-type="float" office:value="59943.6434" calcext:value-type="float">
            <text:p>59943.6434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.3021" calcext:value-type="float">
            <text:p>1.3021</text:p>
          </table:table-cell>
          <table:table-cell office:value-type="float" office:value="29.9059" calcext:value-type="float">
            <text:p>29.9059</text:p>
          </table:table-cell>
          <table:table-cell office:value-type="float" office:value="36.3755" calcext:value-type="float">
            <text:p>36.3755</text:p>
          </table:table-cell>
          <table:table-cell office:value-type="float" office:value="48.0222" calcext:value-type="float">
            <text:p>48.0222</text:p>
          </table:table-cell>
          <table:table-cell office:value-type="float" office:value="51.7284" calcext:value-type="float">
            <text:p>51.7284</text:p>
          </table:table-cell>
          <table:table-cell office:value-type="float" office:value="55.2113" calcext:value-type="float">
            <text:p>55.2113</text:p>
          </table:table-cell>
          <table:table-cell office:value-type="float" office:value="61.9415" calcext:value-type="float">
            <text:p>61.9415</text:p>
          </table:table-cell>
          <table:table-cell office:value-type="float" office:value="65.4705" calcext:value-type="float">
            <text:p>65.4705</text:p>
          </table:table-cell>
          <table:table-cell office:value-type="float" office:value="72.6684" calcext:value-type="float">
            <text:p>72.6684</text:p>
          </table:table-cell>
          <table:table-cell office:value-type="float" office:value="79.9348" calcext:value-type="float">
            <text:p>79.9348</text:p>
          </table:table-cell>
          <table:table-cell office:value-type="float" office:value="0.5215" calcext:value-type="float">
            <text:p>0.5215</text:p>
          </table:table-cell>
          <table:table-cell office:value-type="float" office:value="0.0000051151" calcext:value-type="float">
            <text:p>5.1151E-006</text:p>
          </table:table-cell>
          <table:table-cell office:value-type="float" office:value="0.00000233" calcext:value-type="float">
            <text:p>0.00000233</text:p>
          </table:table-cell>
          <table:table-cell office:value-type="float" office:value="0.000000097834" calcext:value-type="float">
            <text:p>9.7834E-008</text:p>
          </table:table-cell>
          <table:table-cell office:value-type="float" office:value="0.00000012811" calcext:value-type="float">
            <text:p>1.2811E-007</text:p>
          </table:table-cell>
          <table:table-cell office:value-type="float" office:value="0.00000016587" calcext:value-type="float">
            <text:p>1.6587E-007</text:p>
          </table:table-cell>
          <table:table-cell office:value-type="float" office:value="0.000000053415" calcext:value-type="float">
            <text:p>5.3415E-008</text:p>
          </table:table-cell>
          <table:table-cell office:value-type="float" office:value="0.00000006113" calcext:value-type="float">
            <text:p>6.113E-008</text:p>
          </table:table-cell>
          <table:table-cell office:value-type="float" office:value="0.000000015896" calcext:value-type="float">
            <text:p>1.5896E-008</text:p>
          </table:table-cell>
          <table:table-cell office:value-type="float" office:value="0.0000000040272" calcext:value-type="float">
            <text:p>0.000000004</text:p>
          </table:table-cell>
          <table:table-cell office:value-type="float" office:value="2.6979" calcext:value-type="float">
            <text:p>2.6979</text:p>
          </table:table-cell>
          <table:table-cell office:value-type="float" office:value="-21.9059" calcext:value-type="float">
            <text:p>-21.9059</text:p>
          </table:table-cell>
          <table:table-cell office:value-type="float" office:value="-24.3755" calcext:value-type="float">
            <text:p>-24.3755</text:p>
          </table:table-cell>
          <table:table-cell office:value-type="float" office:value="-32.0222" calcext:value-type="float">
            <text:p>-32.0222</text:p>
          </table:table-cell>
          <table:table-cell office:value-type="float" office:value="-31.7284" calcext:value-type="float">
            <text:p>-31.7284</text:p>
          </table:table-cell>
          <table:table-cell office:value-type="float" office:value="-31.2113" calcext:value-type="float">
            <text:p>-31.2113</text:p>
          </table:table-cell>
          <table:table-cell office:value-type="float" office:value="-33.9415" calcext:value-type="float">
            <text:p>-33.9415</text:p>
          </table:table-cell>
          <table:table-cell office:value-type="float" office:value="-33.4705" calcext:value-type="float">
            <text:p>-33.4705</text:p>
          </table:table-cell>
          <table:table-cell office:value-type="float" office:value="-36.6684" calcext:value-type="float">
            <text:p>-36.6684</text:p>
          </table:table-cell>
          <table:table-cell office:value-type="float" office:value="-39.9348" calcext:value-type="float">
            <text:p>-39.9348</text:p>
          </table:table-cell>
          <table:table-cell office:value-type="float" office:value="23.7683" calcext:value-type="float">
            <text:p>23.7683</text:p>
          </table:table-cell>
          <table:table-cell office:value-type="float" office:value="20.2342" calcext:value-type="float">
            <text:p>20.2342</text:p>
          </table:table-cell>
          <table:table-cell office:value-type="float" office:value="38.8336" calcext:value-type="float">
            <text:p>38.8336</text:p>
          </table:table-cell>
          <table:table-cell office:value-type="float" office:value="52.2551" calcext:value-type="float">
            <text:p>52.2551</text:p>
          </table:table-cell>
          <table:table-cell office:value-type="float" office:value="73.6165" calcext:value-type="float">
            <text:p>73.6165</text:p>
          </table:table-cell>
          <table:table-cell office:value-type="float" office:value="95.2004" calcext:value-type="float">
            <text:p>95.2004</text:p>
          </table:table-cell>
          <table:table-cell office:value-type="float" office:value="113.5363" calcext:value-type="float">
            <text:p>113.5363</text:p>
          </table:table-cell>
          <table:table-cell office:value-type="float" office:value="135.0728" calcext:value-type="float">
            <text:p>135.0728</text:p>
          </table:table-cell>
          <table:table-cell office:value-type="float" office:value="152.9394" calcext:value-type="float">
            <text:p>152.9394</text:p>
          </table:table-cell>
          <table:table-cell office:value-type="float" office:value="170.737" calcext:value-type="float">
            <text:p>170.737</text:p>
          </table:table-cell>
        </table:table-row>
        <table:table-row table:style-name="ro1">
          <table:table-cell office:value-type="float" office:value="60.1" calcext:value-type="float">
            <text:p>60.1</text:p>
          </table:table-cell>
          <table:table-cell office:value-type="float" office:value="45403.1175" calcext:value-type="float">
            <text:p>45403.1175</text:p>
          </table:table-cell>
          <table:table-cell office:value-type="float" office:value="1" calcext:value-type="float">
            <text:p>1</text:p>
          </table:table-cell>
          <table:table-cell office:value-type="float" office:value="43358.6299" calcext:value-type="float">
            <text:p>43358.6299</text:p>
          </table:table-cell>
          <table:table-cell office:value-type="float" office:value="101" calcext:value-type="float">
            <text:p>101</text:p>
          </table:table-cell>
          <table:table-cell office:value-type="float" office:value="43285.9367" calcext:value-type="float">
            <text:p>43285.9367</text:p>
          </table:table-cell>
          <table:table-cell office:value-type="float" office:value="43250.2671" calcext:value-type="float">
            <text:p>43250.2671</text:p>
          </table:table-cell>
          <table:table-cell office:value-type="float" office:value="43242.0939" calcext:value-type="float">
            <text:p>43242.0939</text:p>
          </table:table-cell>
          <table:table-cell office:value-type="float" office:value="43232.3689" calcext:value-type="float">
            <text:p>43232.3689</text:p>
          </table:table-cell>
          <table:table-cell office:value-type="float" office:value="43237.3228" calcext:value-type="float">
            <text:p>43237.3228</text:p>
          </table:table-cell>
          <table:table-cell office:value-type="float" office:value="43233.2219" calcext:value-type="float">
            <text:p>43233.2219</text:p>
          </table:table-cell>
          <table:table-cell office:value-type="float" office:value="43236.4949" calcext:value-type="float">
            <text:p>43236.4949</text:p>
          </table:table-cell>
          <table:table-cell office:value-type="float" office:value="43230.5945" calcext:value-type="float">
            <text:p>43230.5945</text:p>
          </table:table-cell>
          <table:table-cell office:value-type="float" office:value="43228.6253" calcext:value-type="float">
            <text:p>43228.6253</text:p>
          </table:table-cell>
          <table:table-cell office:value-type="float" office:value="43228.0985" calcext:value-type="float">
            <text:p>43228.0985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72.6932" calcext:value-type="float">
            <text:p>72.6932</text:p>
          </table:table-cell>
          <table:table-cell office:value-type="float" office:value="108.3628" calcext:value-type="float">
            <text:p>108.3628</text:p>
          </table:table-cell>
          <table:table-cell office:value-type="float" office:value="116.5361" calcext:value-type="float">
            <text:p>116.5361</text:p>
          </table:table-cell>
          <table:table-cell office:value-type="float" office:value="126.261" calcext:value-type="float">
            <text:p>126.261</text:p>
          </table:table-cell>
          <table:table-cell office:value-type="float" office:value="121.3071" calcext:value-type="float">
            <text:p>121.3071</text:p>
          </table:table-cell>
          <table:table-cell office:value-type="float" office:value="125.408" calcext:value-type="float">
            <text:p>125.408</text:p>
          </table:table-cell>
          <table:table-cell office:value-type="float" office:value="122.135" calcext:value-type="float">
            <text:p>122.135</text:p>
          </table:table-cell>
          <table:table-cell office:value-type="float" office:value="128.0354" calcext:value-type="float">
            <text:p>128.0354</text:p>
          </table:table-cell>
          <table:table-cell office:value-type="float" office:value="130.0047" calcext:value-type="float">
            <text:p>130.0047</text:p>
          </table:table-cell>
          <table:table-cell office:value-type="float" office:value="130.5314" calcext:value-type="float">
            <text:p>130.5314</text:p>
          </table:table-cell>
          <table:table-cell office:value-type="float" office:value="1.1102E-016" calcext:value-type="float">
            <text:p>1.1102E-0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68.6932" calcext:value-type="float">
            <text:p>-68.6932</text:p>
          </table:table-cell>
          <table:table-cell office:value-type="float" office:value="-100.3628" calcext:value-type="float">
            <text:p>-100.3628</text:p>
          </table:table-cell>
          <table:table-cell office:value-type="float" office:value="-104.5361" calcext:value-type="float">
            <text:p>-104.5361</text:p>
          </table:table-cell>
          <table:table-cell office:value-type="float" office:value="-110.261" calcext:value-type="float">
            <text:p>-110.261</text:p>
          </table:table-cell>
          <table:table-cell office:value-type="float" office:value="-101.3071" calcext:value-type="float">
            <text:p>-101.3071</text:p>
          </table:table-cell>
          <table:table-cell office:value-type="float" office:value="-101.408" calcext:value-type="float">
            <text:p>-101.408</text:p>
          </table:table-cell>
          <table:table-cell office:value-type="float" office:value="-94.135" calcext:value-type="float">
            <text:p>-94.135</text:p>
          </table:table-cell>
          <table:table-cell office:value-type="float" office:value="-96.0354" calcext:value-type="float">
            <text:p>-96.0354</text:p>
          </table:table-cell>
          <table:table-cell office:value-type="float" office:value="-94.0047" calcext:value-type="float">
            <text:p>-94.0047</text:p>
          </table:table-cell>
          <table:table-cell office:value-type="float" office:value="-90.5314" calcext:value-type="float">
            <text:p>-90.5314</text:p>
          </table:table-cell>
          <table:table-cell office:value-type="float" office:value="-47.6228" calcext:value-type="float">
            <text:p>-47.6228</text:p>
          </table:table-cell>
          <table:table-cell office:value-type="float" office:value="-58.2227" calcext:value-type="float">
            <text:p>-58.2227</text:p>
          </table:table-cell>
          <table:table-cell office:value-type="float" office:value="-41.327" calcext:value-type="float">
            <text:p>-41.327</text:p>
          </table:table-cell>
          <table:table-cell office:value-type="float" office:value="-25.9837" calcext:value-type="float">
            <text:p>-25.9837</text:p>
          </table:table-cell>
          <table:table-cell office:value-type="float" office:value="4.0378" calcext:value-type="float">
            <text:p>4.0378</text:p>
          </table:table-cell>
          <table:table-cell office:value-type="float" office:value="25.0037" calcext:value-type="float">
            <text:p>25.0037</text:p>
          </table:table-cell>
          <table:table-cell office:value-type="float" office:value="53.3428" calcext:value-type="float">
            <text:p>53.3428</text:p>
          </table:table-cell>
          <table:table-cell office:value-type="float" office:value="72.5078" calcext:value-type="float">
            <text:p>72.5078</text:p>
          </table:table-cell>
          <table:table-cell office:value-type="float" office:value="95.6032" calcext:value-type="float">
            <text:p>95.6032</text:p>
          </table:table-cell>
          <table:table-cell office:value-type="float" office:value="120.1404" calcext:value-type="float">
            <text:p>120.1404</text:p>
          </table:table-cell>
        </table:table-row>
        <table:table-row table:style-name="ro1">
          <table:table-cell office:value-type="float" office:value="62.1" calcext:value-type="float">
            <text:p>62.1</text:p>
          </table:table-cell>
          <table:table-cell office:value-type="float" office:value="25707.7107" calcext:value-type="float">
            <text:p>25707.7107</text:p>
          </table:table-cell>
          <table:table-cell office:value-type="float" office:value="1" calcext:value-type="float">
            <text:p>1</text:p>
          </table:table-cell>
          <table:table-cell office:value-type="float" office:value="22359.8363" calcext:value-type="float">
            <text:p>22359.8363</text:p>
          </table:table-cell>
          <table:table-cell office:value-type="float" office:value="101" calcext:value-type="float">
            <text:p>101</text:p>
          </table:table-cell>
          <table:table-cell office:value-type="float" office:value="22357.7961" calcext:value-type="float">
            <text:p>22357.7961</text:p>
          </table:table-cell>
          <table:table-cell office:value-type="float" office:value="22335.8683" calcext:value-type="float">
            <text:p>22335.8683</text:p>
          </table:table-cell>
          <table:table-cell office:value-type="float" office:value="22329.4452" calcext:value-type="float">
            <text:p>22329.4452</text:p>
          </table:table-cell>
          <table:table-cell office:value-type="float" office:value="22332.9191" calcext:value-type="float">
            <text:p>22332.9191</text:p>
          </table:table-cell>
          <table:table-cell office:value-type="float" office:value="22335.2415" calcext:value-type="float">
            <text:p>22335.2415</text:p>
          </table:table-cell>
          <table:table-cell office:value-type="float" office:value="22335.5529" calcext:value-type="float">
            <text:p>22335.5529</text:p>
          </table:table-cell>
          <table:table-cell office:value-type="float" office:value="22338.4269" calcext:value-type="float">
            <text:p>22338.4269</text:p>
          </table:table-cell>
          <table:table-cell office:value-type="float" office:value="22339.8212" calcext:value-type="float">
            <text:p>22339.8212</text:p>
          </table:table-cell>
          <table:table-cell office:value-type="float" office:value="22341.629" calcext:value-type="float">
            <text:p>22341.629</text:p>
          </table:table-cell>
          <table:table-cell office:value-type="float" office:value="22341.2883" calcext:value-type="float">
            <text:p>22341.2883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2.0403" calcext:value-type="float">
            <text:p>2.0403</text:p>
          </table:table-cell>
          <table:table-cell office:value-type="float" office:value="23.968" calcext:value-type="float">
            <text:p>23.968</text:p>
          </table:table-cell>
          <table:table-cell office:value-type="float" office:value="30.3911" calcext:value-type="float">
            <text:p>30.3911</text:p>
          </table:table-cell>
          <table:table-cell office:value-type="float" office:value="26.9172" calcext:value-type="float">
            <text:p>26.9172</text:p>
          </table:table-cell>
          <table:table-cell office:value-type="float" office:value="24.5948" calcext:value-type="float">
            <text:p>24.5948</text:p>
          </table:table-cell>
          <table:table-cell office:value-type="float" office:value="24.2835" calcext:value-type="float">
            <text:p>24.2835</text:p>
          </table:table-cell>
          <table:table-cell office:value-type="float" office:value="21.4094" calcext:value-type="float">
            <text:p>21.4094</text:p>
          </table:table-cell>
          <table:table-cell office:value-type="float" office:value="20.0151" calcext:value-type="float">
            <text:p>20.0151</text:p>
          </table:table-cell>
          <table:table-cell office:value-type="float" office:value="18.2074" calcext:value-type="float">
            <text:p>18.2074</text:p>
          </table:table-cell>
          <table:table-cell office:value-type="float" office:value="18.548" calcext:value-type="float">
            <text:p>18.548</text:p>
          </table:table-cell>
          <table:table-cell office:value-type="float" office:value="0.36054" calcext:value-type="float">
            <text:p>0.36054</text:p>
          </table:table-cell>
          <table:table-cell office:value-type="float" office:value="0.000081063" calcext:value-type="float">
            <text:p>0.000081063</text:p>
          </table:table-cell>
          <table:table-cell office:value-type="float" office:value="0.000033118" calcext:value-type="float">
            <text:p>0.000033118</text:p>
          </table:table-cell>
          <table:table-cell office:value-type="float" office:value="0.00073064" calcext:value-type="float">
            <text:p>0.00073064</text:p>
          </table:table-cell>
          <table:table-cell office:value-type="float" office:value="0.0061687" calcext:value-type="float">
            <text:p>0.0061687</text:p>
          </table:table-cell>
          <table:table-cell office:value-type="float" office:value="0.018608" calcext:value-type="float">
            <text:p>0.018608</text:p>
          </table:table-cell>
          <table:table-cell office:value-type="float" office:value="0.091592" calcext:value-type="float">
            <text:p>0.091592</text:p>
          </table:table-cell>
          <table:table-cell office:value-type="float" office:value="0.21954" calcext:value-type="float">
            <text:p>0.21954</text:p>
          </table:table-cell>
          <table:table-cell office:value-type="float" office:value="0.44207" calcext:value-type="float">
            <text:p>0.44207</text:p>
          </table:table-cell>
          <table:table-cell office:value-type="float" office:value="0.55135" calcext:value-type="float">
            <text:p>0.55135</text:p>
          </table:table-cell>
          <table:table-cell office:value-type="float" office:value="1.9597" calcext:value-type="float">
            <text:p>1.9597</text:p>
          </table:table-cell>
          <table:table-cell office:value-type="float" office:value="-15.968" calcext:value-type="float">
            <text:p>-15.968</text:p>
          </table:table-cell>
          <table:table-cell office:value-type="float" office:value="-18.3911" calcext:value-type="float">
            <text:p>-18.3911</text:p>
          </table:table-cell>
          <table:table-cell office:value-type="float" office:value="-10.9172" calcext:value-type="float">
            <text:p>-10.9172</text:p>
          </table:table-cell>
          <table:table-cell office:value-type="float" office:value="-4.5948" calcext:value-type="float">
            <text:p>-4.5948</text:p>
          </table:table-cell>
          <table:table-cell office:value-type="float" office:value="-0.28348" calcext:value-type="float">
            <text:p>-0.28348</text:p>
          </table:table-cell>
          <table:table-cell office:value-type="float" office:value="6.5906" calcext:value-type="float">
            <text:p>6.5906</text:p>
          </table:table-cell>
          <table:table-cell office:value-type="float" office:value="11.9849" calcext:value-type="float">
            <text:p>11.9849</text:p>
          </table:table-cell>
          <table:table-cell office:value-type="float" office:value="17.7926" calcext:value-type="float">
            <text:p>17.7926</text:p>
          </table:table-cell>
          <table:table-cell office:value-type="float" office:value="21.452" calcext:value-type="float">
            <text:p>21.452</text:p>
          </table:table-cell>
          <table:table-cell office:value-type="float" office:value="23.0301" calcext:value-type="float">
            <text:p>23.0301</text:p>
          </table:table-cell>
          <table:table-cell office:value-type="float" office:value="26.1721" calcext:value-type="float">
            <text:p>26.1721</text:p>
          </table:table-cell>
          <table:table-cell office:value-type="float" office:value="44.818" calcext:value-type="float">
            <text:p>44.818</text:p>
          </table:table-cell>
          <table:table-cell office:value-type="float" office:value="73.3602" calcext:value-type="float">
            <text:p>73.3602</text:p>
          </table:table-cell>
          <table:table-cell office:value-type="float" office:value="100.7501" calcext:value-type="float">
            <text:p>100.7501</text:p>
          </table:table-cell>
          <table:table-cell office:value-type="float" office:value="126.1283" calcext:value-type="float">
            <text:p>126.1283</text:p>
          </table:table-cell>
          <table:table-cell office:value-type="float" office:value="154.0684" calcext:value-type="float">
            <text:p>154.0684</text:p>
          </table:table-cell>
          <table:table-cell office:value-type="float" office:value="180.5281" calcext:value-type="float">
            <text:p>180.5281</text:p>
          </table:table-cell>
          <table:table-cell office:value-type="float" office:value="207.4005" calcext:value-type="float">
            <text:p>207.4005</text:p>
          </table:table-cell>
          <table:table-cell office:value-type="float" office:value="232.1238" calcext:value-type="float">
            <text:p>232.1238</text:p>
          </table:table-cell>
        </table:table-row>
        <table:table-row table:style-name="ro1">
          <table:table-cell office:value-type="float" office:value="81.1" calcext:value-type="float">
            <text:p>81.1</text:p>
          </table:table-cell>
          <table:table-cell office:value-type="float" office:value="70765.5438" calcext:value-type="float">
            <text:p>70765.5438</text:p>
          </table:table-cell>
          <table:table-cell office:value-type="float" office:value="1" calcext:value-type="float">
            <text:p>1</text:p>
          </table:table-cell>
          <table:table-cell office:value-type="float" office:value="68590.4509" calcext:value-type="float">
            <text:p>68590.4509</text:p>
          </table:table-cell>
          <table:table-cell office:value-type="float" office:value="101" calcext:value-type="float">
            <text:p>101</text:p>
          </table:table-cell>
          <table:table-cell office:value-type="float" office:value="68250.6292" calcext:value-type="float">
            <text:p>68250.6292</text:p>
          </table:table-cell>
          <table:table-cell office:value-type="float" office:value="68153.3448" calcext:value-type="float">
            <text:p>68153.3448</text:p>
          </table:table-cell>
          <table:table-cell office:value-type="float" office:value="68149.259" calcext:value-type="float">
            <text:p>68149.259</text:p>
          </table:table-cell>
          <table:table-cell office:value-type="float" office:value="68151.0687" calcext:value-type="float">
            <text:p>68151.0687</text:p>
          </table:table-cell>
          <table:table-cell office:value-type="float" office:value="68155.8862" calcext:value-type="float">
            <text:p>68155.8862</text:p>
          </table:table-cell>
          <table:table-cell office:value-type="float" office:value="68155.7925" calcext:value-type="float">
            <text:p>68155.7925</text:p>
          </table:table-cell>
          <table:table-cell office:value-type="float" office:value="68159.662" calcext:value-type="float">
            <text:p>68159.662</text:p>
          </table:table-cell>
          <table:table-cell office:value-type="float" office:value="68159.0876" calcext:value-type="float">
            <text:p>68159.0876</text:p>
          </table:table-cell>
          <table:table-cell office:value-type="float" office:value="68162.7503" calcext:value-type="float">
            <text:p>68162.7503</text:p>
          </table:table-cell>
          <table:table-cell office:value-type="float" office:value="68160.3296" calcext:value-type="float">
            <text:p>68160.3296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339.8216" calcext:value-type="float">
            <text:p>339.8216</text:p>
          </table:table-cell>
          <table:table-cell office:value-type="float" office:value="437.1061" calcext:value-type="float">
            <text:p>437.1061</text:p>
          </table:table-cell>
          <table:table-cell office:value-type="float" office:value="441.1919" calcext:value-type="float">
            <text:p>441.1919</text:p>
          </table:table-cell>
          <table:table-cell office:value-type="float" office:value="439.3822" calcext:value-type="float">
            <text:p>439.3822</text:p>
          </table:table-cell>
          <table:table-cell office:value-type="float" office:value="434.5647" calcext:value-type="float">
            <text:p>434.5647</text:p>
          </table:table-cell>
          <table:table-cell office:value-type="float" office:value="434.6583" calcext:value-type="float">
            <text:p>434.6583</text:p>
          </table:table-cell>
          <table:table-cell office:value-type="float" office:value="430.7888" calcext:value-type="float">
            <text:p>430.7888</text:p>
          </table:table-cell>
          <table:table-cell office:value-type="float" office:value="431.3633" calcext:value-type="float">
            <text:p>431.3633</text:p>
          </table:table-cell>
          <table:table-cell office:value-type="float" office:value="427.7006" calcext:value-type="float">
            <text:p>427.7006</text:p>
          </table:table-cell>
          <table:table-cell office:value-type="float" office:value="430.1212" calcext:value-type="float">
            <text:p>430.121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335.8216" calcext:value-type="float">
            <text:p>-335.8216</text:p>
          </table:table-cell>
          <table:table-cell office:value-type="float" office:value="-429.1061" calcext:value-type="float">
            <text:p>-429.1061</text:p>
          </table:table-cell>
          <table:table-cell office:value-type="float" office:value="-429.1919" calcext:value-type="float">
            <text:p>-429.1919</text:p>
          </table:table-cell>
          <table:table-cell office:value-type="float" office:value="-423.3822" calcext:value-type="float">
            <text:p>-423.3822</text:p>
          </table:table-cell>
          <table:table-cell office:value-type="float" office:value="-414.5647" calcext:value-type="float">
            <text:p>-414.5647</text:p>
          </table:table-cell>
          <table:table-cell office:value-type="float" office:value="-410.6583" calcext:value-type="float">
            <text:p>-410.6583</text:p>
          </table:table-cell>
          <table:table-cell office:value-type="float" office:value="-402.7888" calcext:value-type="float">
            <text:p>-402.7888</text:p>
          </table:table-cell>
          <table:table-cell office:value-type="float" office:value="-399.3633" calcext:value-type="float">
            <text:p>-399.3633</text:p>
          </table:table-cell>
          <table:table-cell office:value-type="float" office:value="-391.7006" calcext:value-type="float">
            <text:p>-391.7006</text:p>
          </table:table-cell>
          <table:table-cell office:value-type="float" office:value="-390.1212" calcext:value-type="float">
            <text:p>-390.1212</text:p>
          </table:table-cell>
          <table:table-cell office:value-type="float" office:value="-314.7512" calcext:value-type="float">
            <text:p>-314.7512</text:p>
          </table:table-cell>
          <table:table-cell office:value-type="float" office:value="-386.966" calcext:value-type="float">
            <text:p>-386.966</text:p>
          </table:table-cell>
          <table:table-cell office:value-type="float" office:value="-365.9828" calcext:value-type="float">
            <text:p>-365.9828</text:p>
          </table:table-cell>
          <table:table-cell office:value-type="float" office:value="-339.1048" calcext:value-type="float">
            <text:p>-339.1048</text:p>
          </table:table-cell>
          <table:table-cell office:value-type="float" office:value="-309.2198" calcext:value-type="float">
            <text:p>-309.2198</text:p>
          </table:table-cell>
          <table:table-cell office:value-type="float" office:value="-284.2466" calcext:value-type="float">
            <text:p>-284.2466</text:p>
          </table:table-cell>
          <table:table-cell office:value-type="float" office:value="-255.311" calcext:value-type="float">
            <text:p>-255.311</text:p>
          </table:table-cell>
          <table:table-cell office:value-type="float" office:value="-230.8201" calcext:value-type="float">
            <text:p>-230.8201</text:p>
          </table:table-cell>
          <table:table-cell office:value-type="float" office:value="-202.0927" calcext:value-type="float">
            <text:p>-202.0927</text:p>
          </table:table-cell>
          <table:table-cell office:value-type="float" office:value="-179.4494" calcext:value-type="float">
            <text:p>-179.4494</text:p>
          </table:table-cell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33250.0684" calcext:value-type="float">
            <text:p>33250.0684</text:p>
          </table:table-cell>
          <table:table-cell office:value-type="float" office:value="1" calcext:value-type="float">
            <text:p>1</text:p>
          </table:table-cell>
          <table:table-cell office:value-type="float" office:value="29953.7986" calcext:value-type="float">
            <text:p>29953.7986</text:p>
          </table:table-cell>
          <table:table-cell office:value-type="float" office:value="101" calcext:value-type="float">
            <text:p>101</text:p>
          </table:table-cell>
          <table:table-cell office:value-type="float" office:value="29923.8079" calcext:value-type="float">
            <text:p>29923.8079</text:p>
          </table:table-cell>
          <table:table-cell office:value-type="float" office:value="29762.4534" calcext:value-type="float">
            <text:p>29762.4534</text:p>
          </table:table-cell>
          <table:table-cell office:value-type="float" office:value="29725.7165" calcext:value-type="float">
            <text:p>29725.7165</text:p>
          </table:table-cell>
          <table:table-cell office:value-type="float" office:value="29725.0347" calcext:value-type="float">
            <text:p>29725.0347</text:p>
          </table:table-cell>
          <table:table-cell office:value-type="float" office:value="29727.5157" calcext:value-type="float">
            <text:p>29727.5157</text:p>
          </table:table-cell>
          <table:table-cell office:value-type="float" office:value="29729.6286" calcext:value-type="float">
            <text:p>29729.6286</text:p>
          </table:table-cell>
          <table:table-cell office:value-type="float" office:value="29733.9972" calcext:value-type="float">
            <text:p>29733.9972</text:p>
          </table:table-cell>
          <table:table-cell office:value-type="float" office:value="29737.7621" calcext:value-type="float">
            <text:p>29737.7621</text:p>
          </table:table-cell>
          <table:table-cell office:value-type="float" office:value="29741.0984" calcext:value-type="float">
            <text:p>29741.0984</text:p>
          </table:table-cell>
          <table:table-cell office:value-type="float" office:value="29745.5895" calcext:value-type="float">
            <text:p>29745.5895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29.9907" calcext:value-type="float">
            <text:p>29.9907</text:p>
          </table:table-cell>
          <table:table-cell office:value-type="float" office:value="191.3452" calcext:value-type="float">
            <text:p>191.3452</text:p>
          </table:table-cell>
          <table:table-cell office:value-type="float" office:value="228.0821" calcext:value-type="float">
            <text:p>228.0821</text:p>
          </table:table-cell>
          <table:table-cell office:value-type="float" office:value="228.7638" calcext:value-type="float">
            <text:p>228.7638</text:p>
          </table:table-cell>
          <table:table-cell office:value-type="float" office:value="226.2829" calcext:value-type="float">
            <text:p>226.2829</text:p>
          </table:table-cell>
          <table:table-cell office:value-type="float" office:value="224.17" calcext:value-type="float">
            <text:p>224.17</text:p>
          </table:table-cell>
          <table:table-cell office:value-type="float" office:value="219.8013" calcext:value-type="float">
            <text:p>219.8013</text:p>
          </table:table-cell>
          <table:table-cell office:value-type="float" office:value="216.0364" calcext:value-type="float">
            <text:p>216.0364</text:p>
          </table:table-cell>
          <table:table-cell office:value-type="float" office:value="212.7002" calcext:value-type="float">
            <text:p>212.7002</text:p>
          </table:table-cell>
          <table:table-cell office:value-type="float" office:value="208.2091" calcext:value-type="float">
            <text:p>208.2091</text:p>
          </table:table-cell>
          <table:table-cell office:value-type="float" office:value="0.00000030733" calcext:value-type="float">
            <text:p>3.0733E-00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25.9907" calcext:value-type="float">
            <text:p>-25.9907</text:p>
          </table:table-cell>
          <table:table-cell office:value-type="float" office:value="-183.3452" calcext:value-type="float">
            <text:p>-183.3452</text:p>
          </table:table-cell>
          <table:table-cell office:value-type="float" office:value="-216.0821" calcext:value-type="float">
            <text:p>-216.0821</text:p>
          </table:table-cell>
          <table:table-cell office:value-type="float" office:value="-212.7638" calcext:value-type="float">
            <text:p>-212.7638</text:p>
          </table:table-cell>
          <table:table-cell office:value-type="float" office:value="-206.2829" calcext:value-type="float">
            <text:p>-206.2829</text:p>
          </table:table-cell>
          <table:table-cell office:value-type="float" office:value="-200.17" calcext:value-type="float">
            <text:p>-200.17</text:p>
          </table:table-cell>
          <table:table-cell office:value-type="float" office:value="-191.8013" calcext:value-type="float">
            <text:p>-191.8013</text:p>
          </table:table-cell>
          <table:table-cell office:value-type="float" office:value="-184.0364" calcext:value-type="float">
            <text:p>-184.0364</text:p>
          </table:table-cell>
          <table:table-cell office:value-type="float" office:value="-176.7002" calcext:value-type="float">
            <text:p>-176.7002</text:p>
          </table:table-cell>
          <table:table-cell office:value-type="float" office:value="-168.2091" calcext:value-type="float">
            <text:p>-168.2091</text:p>
          </table:table-cell>
          <table:table-cell office:value-type="float" office:value="-4.9203" calcext:value-type="float">
            <text:p>-4.9203</text:p>
          </table:table-cell>
          <table:table-cell office:value-type="float" office:value="-141.2051" calcext:value-type="float">
            <text:p>-141.2051</text:p>
          </table:table-cell>
          <table:table-cell office:value-type="float" office:value="-152.873" calcext:value-type="float">
            <text:p>-152.873</text:p>
          </table:table-cell>
          <table:table-cell office:value-type="float" office:value="-128.4865" calcext:value-type="float">
            <text:p>-128.4865</text:p>
          </table:table-cell>
          <table:table-cell office:value-type="float" office:value="-100.938" calcext:value-type="float">
            <text:p>-100.938</text:p>
          </table:table-cell>
          <table:table-cell office:value-type="float" office:value="-73.7583" calcext:value-type="float">
            <text:p>-73.7583</text:p>
          </table:table-cell>
          <table:table-cell office:value-type="float" office:value="-44.3235" calcext:value-type="float">
            <text:p>-44.3235</text:p>
          </table:table-cell>
          <table:table-cell office:value-type="float" office:value="-15.4932" calcext:value-type="float">
            <text:p>-15.4932</text:p>
          </table:table-cell>
          <table:table-cell office:value-type="float" office:value="12.9077" calcext:value-type="float">
            <text:p>12.9077</text:p>
          </table:table-cell>
          <table:table-cell office:value-type="float" office:value="42.4627" calcext:value-type="float">
            <text:p>42.462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2715.101" calcext:value-type="float">
            <text:p>32715.101</text:p>
          </table:table-cell>
          <table:table-cell office:value-type="float" office:value="1" calcext:value-type="float">
            <text:p>1</text:p>
          </table:table-cell>
          <table:table-cell office:value-type="float" office:value="28996.8646" calcext:value-type="float">
            <text:p>28996.8646</text:p>
          </table:table-cell>
          <table:table-cell office:value-type="float" office:value="101" calcext:value-type="float">
            <text:p>101</text:p>
          </table:table-cell>
          <table:table-cell office:value-type="float" office:value="28991.7209" calcext:value-type="float">
            <text:p>28991.7209</text:p>
          </table:table-cell>
          <table:table-cell office:value-type="float" office:value="28987.2755" calcext:value-type="float">
            <text:p>28987.2755</text:p>
          </table:table-cell>
          <table:table-cell office:value-type="float" office:value="28991.1494" calcext:value-type="float">
            <text:p>28991.1494</text:p>
          </table:table-cell>
          <table:table-cell office:value-type="float" office:value="28994.5592" calcext:value-type="float">
            <text:p>28994.5592</text:p>
          </table:table-cell>
          <table:table-cell office:value-type="float" office:value="28995.6452" calcext:value-type="float">
            <text:p>28995.6452</text:p>
          </table:table-cell>
          <table:table-cell office:value-type="float" office:value="28998.5833" calcext:value-type="float">
            <text:p>28998.5833</text:p>
          </table:table-cell>
          <table:table-cell office:value-type="float" office:value="28994.8256" calcext:value-type="float">
            <text:p>28994.8256</text:p>
          </table:table-cell>
          <table:table-cell office:value-type="float" office:value="28998.5063" calcext:value-type="float">
            <text:p>28998.5063</text:p>
          </table:table-cell>
          <table:table-cell office:value-type="float" office:value="28992.1592" calcext:value-type="float">
            <text:p>28992.1592</text:p>
          </table:table-cell>
          <table:table-cell office:value-type="float" office:value="28995.3633" calcext:value-type="float">
            <text:p>28995.3633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5.1437" calcext:value-type="float">
            <text:p>5.1437</text:p>
          </table:table-cell>
          <table:table-cell office:value-type="float" office:value="9.5891" calcext:value-type="float">
            <text:p>9.5891</text:p>
          </table:table-cell>
          <table:table-cell office:value-type="float" office:value="5.7152" calcext:value-type="float">
            <text:p>5.7152</text:p>
          </table:table-cell>
          <table:table-cell office:value-type="float" office:value="2.3054" calcext:value-type="float">
            <text:p>2.3054</text:p>
          </table:table-cell>
          <table:table-cell office:value-type="float" office:value="1.2194" calcext:value-type="float">
            <text:p>1.2194</text:p>
          </table:table-cell>
          <table:table-cell office:value-type="float" office:value="-1.7187" calcext:value-type="float">
            <text:p>-1.7187</text:p>
          </table:table-cell>
          <table:table-cell office:value-type="float" office:value="2.039" calcext:value-type="float">
            <text:p>2.039</text:p>
          </table:table-cell>
          <table:table-cell office:value-type="float" office:value="-1.6417" calcext:value-type="float">
            <text:p>-1.6417</text:p>
          </table:table-cell>
          <table:table-cell office:value-type="float" office:value="4.7054" calcext:value-type="float">
            <text:p>4.7054</text:p>
          </table:table-cell>
          <table:table-cell office:value-type="float" office:value="1.5013" calcext:value-type="float">
            <text:p>1.5013</text:p>
          </table:table-cell>
          <table:table-cell office:value-type="float" office:value="0.076393" calcext:value-type="float">
            <text:p>0.076393</text:p>
          </table:table-cell>
          <table:table-cell office:value-type="float" office:value="0.047948" calcext:value-type="float">
            <text:p>0.047948</text:p>
          </table:table-cell>
          <table:table-cell office:value-type="float" office:value="0.45584" calcext:value-type="float">
            <text:p>0.45584</text:p>
          </table:table-cell>
          <table:table-cell office:value-type="float" office:value="0.97019" calcext:value-type="float">
            <text:p>0.97019</text:p>
          </table:table-cell>
          <table:table-cell office:value-type="float" office:value="0.99958" calcext:value-type="float">
            <text:p>0.99958</text:p>
          </table:table-cell>
          <table:table-cell office:value-type="float" office:value="1" calcext:value-type="float">
            <text:p>1</text:p>
          </table:table-cell>
          <table:table-cell office:value-type="float" office:value="0.99991" calcext:value-type="float">
            <text:p>0.99991</text:p>
          </table:table-cell>
          <table:table-cell office:value-type="float" office:value="1" calcext:value-type="float">
            <text:p>1</text:p>
          </table:table-cell>
          <table:table-cell office:value-type="float" office:value="0.99925" calcext:value-type="float">
            <text:p>0.99925</text:p>
          </table:table-cell>
          <table:table-cell office:value-type="float" office:value="1" calcext:value-type="float">
            <text:p>1</text:p>
          </table:table-cell>
          <table:table-cell office:value-type="float" office:value="-1.1437" calcext:value-type="float">
            <text:p>-1.1437</text:p>
          </table:table-cell>
          <table:table-cell office:value-type="float" office:value="-1.5891" calcext:value-type="float">
            <text:p>-1.5891</text:p>
          </table:table-cell>
          <table:table-cell office:value-type="float" office:value="6.2848" calcext:value-type="float">
            <text:p>6.2848</text:p>
          </table:table-cell>
          <table:table-cell office:value-type="float" office:value="13.6946" calcext:value-type="float">
            <text:p>13.6946</text:p>
          </table:table-cell>
          <table:table-cell office:value-type="float" office:value="18.7806" calcext:value-type="float">
            <text:p>18.7806</text:p>
          </table:table-cell>
          <table:table-cell office:value-type="float" office:value="25.7187" calcext:value-type="float">
            <text:p>25.7187</text:p>
          </table:table-cell>
          <table:table-cell office:value-type="float" office:value="25.961" calcext:value-type="float">
            <text:p>25.961</text:p>
          </table:table-cell>
          <table:table-cell office:value-type="float" office:value="33.6417" calcext:value-type="float">
            <text:p>33.6417</text:p>
          </table:table-cell>
          <table:table-cell office:value-type="float" office:value="31.2946" calcext:value-type="float">
            <text:p>31.2946</text:p>
          </table:table-cell>
          <table:table-cell office:value-type="float" office:value="38.4987" calcext:value-type="float">
            <text:p>38.4987</text:p>
          </table:table-cell>
          <table:table-cell office:value-type="float" office:value="19.9267" calcext:value-type="float">
            <text:p>19.9267</text:p>
          </table:table-cell>
          <table:table-cell office:value-type="float" office:value="40.551" calcext:value-type="float">
            <text:p>40.551</text:p>
          </table:table-cell>
          <table:table-cell office:value-type="float" office:value="69.4939" calcext:value-type="float">
            <text:p>69.4939</text:p>
          </table:table-cell>
          <table:table-cell office:value-type="float" office:value="97.972" calcext:value-type="float">
            <text:p>97.972</text:p>
          </table:table-cell>
          <table:table-cell office:value-type="float" office:value="124.1255" calcext:value-type="float">
            <text:p>124.1255</text:p>
          </table:table-cell>
          <table:table-cell office:value-type="float" office:value="152.1304" calcext:value-type="float">
            <text:p>152.1304</text:p>
          </table:table-cell>
          <table:table-cell office:value-type="float" office:value="173.4388" calcext:value-type="float">
            <text:p>173.4388</text:p>
          </table:table-cell>
          <table:table-cell office:value-type="float" office:value="202.1849" calcext:value-type="float">
            <text:p>202.1849</text:p>
          </table:table-cell>
          <table:table-cell office:value-type="float" office:value="220.9025" calcext:value-type="float">
            <text:p>220.9025</text:p>
          </table:table-cell>
          <table:table-cell office:value-type="float" office:value="249.1706" calcext:value-type="float">
            <text:p>249.1706</text:p>
          </table:table-cell>
        </table:table-row>
        <table:table-row table:style-name="ro1">
          <table:table-cell office:value-type="float" office:value="101.1" calcext:value-type="float">
            <text:p>101.1</text:p>
          </table:table-cell>
          <table:table-cell office:value-type="float" office:value="64112.187" calcext:value-type="float">
            <text:p>64112.187</text:p>
          </table:table-cell>
          <table:table-cell office:value-type="float" office:value="1" calcext:value-type="float">
            <text:p>1</text:p>
          </table:table-cell>
          <table:table-cell office:value-type="float" office:value="60387.1365" calcext:value-type="float">
            <text:p>60387.1365</text:p>
          </table:table-cell>
          <table:table-cell office:value-type="float" office:value="101" calcext:value-type="float">
            <text:p>101</text:p>
          </table:table-cell>
          <table:table-cell office:value-type="float" office:value="60366.8653" calcext:value-type="float">
            <text:p>60366.8653</text:p>
          </table:table-cell>
          <table:table-cell office:value-type="float" office:value="60336.6097" calcext:value-type="float">
            <text:p>60336.6097</text:p>
          </table:table-cell>
          <table:table-cell office:value-type="float" office:value="60334.7731" calcext:value-type="float">
            <text:p>60334.7731</text:p>
          </table:table-cell>
          <table:table-cell office:value-type="float" office:value="60327.7494" calcext:value-type="float">
            <text:p>60327.7494</text:p>
          </table:table-cell>
          <table:table-cell office:value-type="float" office:value="60326.1491" calcext:value-type="float">
            <text:p>60326.1491</text:p>
          </table:table-cell>
          <table:table-cell office:value-type="float" office:value="60327.4845" calcext:value-type="float">
            <text:p>60327.4845</text:p>
          </table:table-cell>
          <table:table-cell office:value-type="float" office:value="60319.0227" calcext:value-type="float">
            <text:p>60319.0227</text:p>
          </table:table-cell>
          <table:table-cell office:value-type="float" office:value="60310.8189" calcext:value-type="float">
            <text:p>60310.8189</text:p>
          </table:table-cell>
          <table:table-cell office:value-type="float" office:value="60309.4123" calcext:value-type="float">
            <text:p>60309.4123</text:p>
          </table:table-cell>
          <table:table-cell office:value-type="float" office:value="60299.6303" calcext:value-type="float">
            <text:p>60299.6303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20.2712" calcext:value-type="float">
            <text:p>20.2712</text:p>
          </table:table-cell>
          <table:table-cell office:value-type="float" office:value="50.5267" calcext:value-type="float">
            <text:p>50.5267</text:p>
          </table:table-cell>
          <table:table-cell office:value-type="float" office:value="52.3634" calcext:value-type="float">
            <text:p>52.3634</text:p>
          </table:table-cell>
          <table:table-cell office:value-type="float" office:value="59.3871" calcext:value-type="float">
            <text:p>59.3871</text:p>
          </table:table-cell>
          <table:table-cell office:value-type="float" office:value="60.9874" calcext:value-type="float">
            <text:p>60.9874</text:p>
          </table:table-cell>
          <table:table-cell office:value-type="float" office:value="59.652" calcext:value-type="float">
            <text:p>59.652</text:p>
          </table:table-cell>
          <table:table-cell office:value-type="float" office:value="68.1137" calcext:value-type="float">
            <text:p>68.1137</text:p>
          </table:table-cell>
          <table:table-cell office:value-type="float" office:value="76.3176" calcext:value-type="float">
            <text:p>76.3176</text:p>
          </table:table-cell>
          <table:table-cell office:value-type="float" office:value="77.7241" calcext:value-type="float">
            <text:p>77.7241</text:p>
          </table:table-cell>
          <table:table-cell office:value-type="float" office:value="87.5062" calcext:value-type="float">
            <text:p>87.5062</text:p>
          </table:table-cell>
          <table:table-cell office:value-type="float" office:value="0.000039643" calcext:value-type="float">
            <text:p>0.000039643</text:p>
          </table:table-cell>
          <table:table-cell office:value-type="float" office:value="0.00000000028029" calcext:value-type="float">
            <text:p>2.8029E-010</text:p>
          </table:table-cell>
          <table:table-cell office:value-type="float" office:value="0.0000000015759" calcext:value-type="float">
            <text:p>1.5759E-009</text:p>
          </table:table-cell>
          <table:table-cell office:value-type="float" office:value="0.0000000006147" calcext:value-type="float">
            <text:p>6.147E-010</text:p>
          </table:table-cell>
          <table:table-cell office:value-type="float" office:value="0.000000002356" calcext:value-type="float">
            <text:p>2.356E-009</text:p>
          </table:table-cell>
          <table:table-cell office:value-type="float" office:value="0.000000026122" calcext:value-type="float">
            <text:p>2.6122E-008</text:p>
          </table:table-cell>
          <table:table-cell office:value-type="float" office:value="0.0000000042297" calcext:value-type="float">
            <text:p>4.2297E-009</text:p>
          </table:table-cell>
          <table:table-cell office:value-type="float" office:value="0.00000000076154" calcext:value-type="float">
            <text:p>7.6154E-010</text:p>
          </table:table-cell>
          <table:table-cell office:value-type="float" office:value="0.0000000021372" calcext:value-type="float">
            <text:p>2.1372E-009</text:p>
          </table:table-cell>
          <table:table-cell office:value-type="float" office:value="0.00000000020165" calcext:value-type="float">
            <text:p>2.0165E-010</text:p>
          </table:table-cell>
          <table:table-cell office:value-type="float" office:value="-16.2712" calcext:value-type="float">
            <text:p>-16.2712</text:p>
          </table:table-cell>
          <table:table-cell office:value-type="float" office:value="-42.5267" calcext:value-type="float">
            <text:p>-42.5267</text:p>
          </table:table-cell>
          <table:table-cell office:value-type="float" office:value="-40.3634" calcext:value-type="float">
            <text:p>-40.3634</text:p>
          </table:table-cell>
          <table:table-cell office:value-type="float" office:value="-43.3871" calcext:value-type="float">
            <text:p>-43.3871</text:p>
          </table:table-cell>
          <table:table-cell office:value-type="float" office:value="-40.9874" calcext:value-type="float">
            <text:p>-40.9874</text:p>
          </table:table-cell>
          <table:table-cell office:value-type="float" office:value="-35.652" calcext:value-type="float">
            <text:p>-35.652</text:p>
          </table:table-cell>
          <table:table-cell office:value-type="float" office:value="-40.1137" calcext:value-type="float">
            <text:p>-40.1137</text:p>
          </table:table-cell>
          <table:table-cell office:value-type="float" office:value="-44.3176" calcext:value-type="float">
            <text:p>-44.3176</text:p>
          </table:table-cell>
          <table:table-cell office:value-type="float" office:value="-41.7241" calcext:value-type="float">
            <text:p>-41.7241</text:p>
          </table:table-cell>
          <table:table-cell office:value-type="float" office:value="-47.5062" calcext:value-type="float">
            <text:p>-47.5062</text:p>
          </table:table-cell>
          <table:table-cell office:value-type="float" office:value="4.7992" calcext:value-type="float">
            <text:p>4.7992</text:p>
          </table:table-cell>
          <table:table-cell office:value-type="float" office:value="-0.3866" calcext:value-type="float">
            <text:p>-0.3866</text:p>
          </table:table-cell>
          <table:table-cell office:value-type="float" office:value="22.8457" calcext:value-type="float">
            <text:p>22.8457</text:p>
          </table:table-cell>
          <table:table-cell office:value-type="float" office:value="40.8903" calcext:value-type="float">
            <text:p>40.8903</text:p>
          </table:table-cell>
          <table:table-cell office:value-type="float" office:value="64.3575" calcext:value-type="float">
            <text:p>64.3575</text:p>
          </table:table-cell>
          <table:table-cell office:value-type="float" office:value="90.7598" calcext:value-type="float">
            <text:p>90.7598</text:p>
          </table:table-cell>
          <table:table-cell office:value-type="float" office:value="107.3641" calcext:value-type="float">
            <text:p>107.3641</text:p>
          </table:table-cell>
          <table:table-cell office:value-type="float" office:value="124.2257" calcext:value-type="float">
            <text:p>124.2257</text:p>
          </table:table-cell>
          <table:table-cell office:value-type="float" office:value="147.8838" calcext:value-type="float">
            <text:p>147.8838</text:p>
          </table:table-cell>
          <table:table-cell office:value-type="float" office:value="163.1656" calcext:value-type="float">
            <text:p>163.1656</text:p>
          </table:table-cell>
        </table:table-row>
        <table:table-row table:style-name="ro1">
          <table:table-cell office:value-type="float" office:value="104.1" calcext:value-type="float">
            <text:p>104.1</text:p>
          </table:table-cell>
          <table:table-cell office:value-type="float" office:value="119518.2189" calcext:value-type="float">
            <text:p>119518.2189</text:p>
          </table:table-cell>
          <table:table-cell office:value-type="float" office:value="1" calcext:value-type="float">
            <text:p>1</text:p>
          </table:table-cell>
          <table:table-cell office:value-type="float" office:value="99780.6926" calcext:value-type="float">
            <text:p>99780.6926</text:p>
          </table:table-cell>
          <table:table-cell office:value-type="float" office:value="101" calcext:value-type="float">
            <text:p>101</text:p>
          </table:table-cell>
          <table:table-cell office:value-type="float" office:value="99765.8492" calcext:value-type="float">
            <text:p>99765.8492</text:p>
          </table:table-cell>
          <table:table-cell office:value-type="float" office:value="99734.0938" calcext:value-type="float">
            <text:p>99734.0938</text:p>
          </table:table-cell>
          <table:table-cell office:value-type="float" office:value="99716.4964" calcext:value-type="float">
            <text:p>99716.4964</text:p>
          </table:table-cell>
          <table:table-cell office:value-type="float" office:value="99705.1663" calcext:value-type="float">
            <text:p>99705.1663</text:p>
          </table:table-cell>
          <table:table-cell office:value-type="float" office:value="99712.5729" calcext:value-type="float">
            <text:p>99712.5729</text:p>
          </table:table-cell>
          <table:table-cell office:value-type="float" office:value="99715.8385" calcext:value-type="float">
            <text:p>99715.8385</text:p>
          </table:table-cell>
          <table:table-cell office:value-type="float" office:value="99724.8299" calcext:value-type="float">
            <text:p>99724.8299</text:p>
          </table:table-cell>
          <table:table-cell office:value-type="float" office:value="99733.9878" calcext:value-type="float">
            <text:p>99733.9878</text:p>
          </table:table-cell>
          <table:table-cell office:value-type="float" office:value="99743.7764" calcext:value-type="float">
            <text:p>99743.7764</text:p>
          </table:table-cell>
          <table:table-cell office:value-type="float" office:value="99755.4142" calcext:value-type="float">
            <text:p>99755.4142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4.8433" calcext:value-type="float">
            <text:p>14.8433</text:p>
          </table:table-cell>
          <table:table-cell office:value-type="float" office:value="46.5987" calcext:value-type="float">
            <text:p>46.5987</text:p>
          </table:table-cell>
          <table:table-cell office:value-type="float" office:value="64.1961" calcext:value-type="float">
            <text:p>64.1961</text:p>
          </table:table-cell>
          <table:table-cell office:value-type="float" office:value="75.5262" calcext:value-type="float">
            <text:p>75.5262</text:p>
          </table:table-cell>
          <table:table-cell office:value-type="float" office:value="68.1197" calcext:value-type="float">
            <text:p>68.1197</text:p>
          </table:table-cell>
          <table:table-cell office:value-type="float" office:value="64.8541" calcext:value-type="float">
            <text:p>64.8541</text:p>
          </table:table-cell>
          <table:table-cell office:value-type="float" office:value="55.8626" calcext:value-type="float">
            <text:p>55.8626</text:p>
          </table:table-cell>
          <table:table-cell office:value-type="float" office:value="46.7048" calcext:value-type="float">
            <text:p>46.7048</text:p>
          </table:table-cell>
          <table:table-cell office:value-type="float" office:value="36.9161" calcext:value-type="float">
            <text:p>36.9161</text:p>
          </table:table-cell>
          <table:table-cell office:value-type="float" office:value="25.2784" calcext:value-type="float">
            <text:p>25.2784</text:p>
          </table:table-cell>
          <table:table-cell office:value-type="float" office:value="0.00059816" calcext:value-type="float">
            <text:p>0.00059816</text:p>
          </table:table-cell>
          <table:table-cell office:value-type="float" office:value="0.0000000018485" calcext:value-type="float">
            <text:p>1.8485E-009</text:p>
          </table:table-cell>
          <table:table-cell office:value-type="float" office:value="0.0000000000062945" calcext:value-type="float">
            <text:p>6.2945E-012</text:p>
          </table:table-cell>
          <table:table-cell office:value-type="float" office:value="0.00000000000038691" calcext:value-type="float">
            <text:p>3.8691E-013</text:p>
          </table:table-cell>
          <table:table-cell office:value-type="float" office:value="0.00000000010215" calcext:value-type="float">
            <text:p>1.0215E-010</text:p>
          </table:table-cell>
          <table:table-cell office:value-type="float" office:value="0.000000002901" calcext:value-type="float">
            <text:p>2.901E-009</text:p>
          </table:table-cell>
          <table:table-cell office:value-type="float" office:value="0.00000061513" calcext:value-type="float">
            <text:p>6.1513E-007</text:p>
          </table:table-cell>
          <table:table-cell office:value-type="float" office:value="0.000075702" calcext:value-type="float">
            <text:p>0.000075702</text:p>
          </table:table-cell>
          <table:table-cell office:value-type="float" office:value="0.0053739" calcext:value-type="float">
            <text:p>0.0053739</text:p>
          </table:table-cell>
          <table:table-cell office:value-type="float" office:value="0.19099" calcext:value-type="float">
            <text:p>0.19099</text:p>
          </table:table-cell>
          <table:table-cell office:value-type="float" office:value="-10.8433" calcext:value-type="float">
            <text:p>-10.8433</text:p>
          </table:table-cell>
          <table:table-cell office:value-type="float" office:value="-38.5987" calcext:value-type="float">
            <text:p>-38.5987</text:p>
          </table:table-cell>
          <table:table-cell office:value-type="float" office:value="-52.1961" calcext:value-type="float">
            <text:p>-52.1961</text:p>
          </table:table-cell>
          <table:table-cell office:value-type="float" office:value="-59.5262" calcext:value-type="float">
            <text:p>-59.5262</text:p>
          </table:table-cell>
          <table:table-cell office:value-type="float" office:value="-48.1197" calcext:value-type="float">
            <text:p>-48.1197</text:p>
          </table:table-cell>
          <table:table-cell office:value-type="float" office:value="-40.8541" calcext:value-type="float">
            <text:p>-40.8541</text:p>
          </table:table-cell>
          <table:table-cell office:value-type="float" office:value="-27.8626" calcext:value-type="float">
            <text:p>-27.8626</text:p>
          </table:table-cell>
          <table:table-cell office:value-type="float" office:value="-14.7048" calcext:value-type="float">
            <text:p>-14.7048</text:p>
          </table:table-cell>
          <table:table-cell office:value-type="float" office:value="-0.91614" calcext:value-type="float">
            <text:p>-0.91614</text:p>
          </table:table-cell>
          <table:table-cell office:value-type="float" office:value="14.7216" calcext:value-type="float">
            <text:p>14.7216</text:p>
          </table:table-cell>
          <table:table-cell office:value-type="float" office:value="10.2271" calcext:value-type="float">
            <text:p>10.2271</text:p>
          </table:table-cell>
          <table:table-cell office:value-type="float" office:value="3.5414" calcext:value-type="float">
            <text:p>3.5414</text:p>
          </table:table-cell>
          <table:table-cell office:value-type="float" office:value="11.013" calcext:value-type="float">
            <text:p>11.013</text:p>
          </table:table-cell>
          <table:table-cell office:value-type="float" office:value="24.7511" calcext:value-type="float">
            <text:p>24.7511</text:p>
          </table:table-cell>
          <table:table-cell office:value-type="float" office:value="57.2252" calcext:value-type="float">
            <text:p>57.2252</text:p>
          </table:table-cell>
          <table:table-cell office:value-type="float" office:value="85.5577" calcext:value-type="float">
            <text:p>85.5577</text:p>
          </table:table-cell>
          <table:table-cell office:value-type="float" office:value="119.6152" calcext:value-type="float">
            <text:p>119.6152</text:p>
          </table:table-cell>
          <table:table-cell office:value-type="float" office:value="153.8384" calcext:value-type="float">
            <text:p>153.8384</text:p>
          </table:table-cell>
          <table:table-cell office:value-type="float" office:value="188.6917" calcext:value-type="float">
            <text:p>188.6917</text:p>
          </table:table-cell>
          <table:table-cell office:value-type="float" office:value="225.3934" calcext:value-type="float">
            <text:p>225.3934</text:p>
          </table:table-cell>
        </table:table-row>
        <table:table-row table:style-name="ro1">
          <table:table-cell office:value-type="float" office:value="111.1" calcext:value-type="float">
            <text:p>111.1</text:p>
          </table:table-cell>
          <table:table-cell office:value-type="float" office:value="63116.0797" calcext:value-type="float">
            <text:p>63116.0797</text:p>
          </table:table-cell>
          <table:table-cell office:value-type="float" office:value="1" calcext:value-type="float">
            <text:p>1</text:p>
          </table:table-cell>
          <table:table-cell office:value-type="float" office:value="60466.6169" calcext:value-type="float">
            <text:p>60466.6169</text:p>
          </table:table-cell>
          <table:table-cell office:value-type="float" office:value="101" calcext:value-type="float">
            <text:p>101</text:p>
          </table:table-cell>
          <table:table-cell office:value-type="float" office:value="60447.7718" calcext:value-type="float">
            <text:p>60447.7718</text:p>
          </table:table-cell>
          <table:table-cell office:value-type="float" office:value="60447.8322" calcext:value-type="float">
            <text:p>60447.8322</text:p>
          </table:table-cell>
          <table:table-cell office:value-type="float" office:value="60435.6465" calcext:value-type="float">
            <text:p>60435.6465</text:p>
          </table:table-cell>
          <table:table-cell office:value-type="float" office:value="60441.295" calcext:value-type="float">
            <text:p>60441.295</text:p>
          </table:table-cell>
          <table:table-cell office:value-type="float" office:value="60445.1259" calcext:value-type="float">
            <text:p>60445.1259</text:p>
          </table:table-cell>
          <table:table-cell office:value-type="float" office:value="60445.8728" calcext:value-type="float">
            <text:p>60445.8728</text:p>
          </table:table-cell>
          <table:table-cell office:value-type="float" office:value="60444.4137" calcext:value-type="float">
            <text:p>60444.4137</text:p>
          </table:table-cell>
          <table:table-cell office:value-type="float" office:value="60430.405" calcext:value-type="float">
            <text:p>60430.405</text:p>
          </table:table-cell>
          <table:table-cell office:value-type="float" office:value="60430.7151" calcext:value-type="float">
            <text:p>60430.7151</text:p>
          </table:table-cell>
          <table:table-cell office:value-type="float" office:value="60424.1573" calcext:value-type="float">
            <text:p>60424.1573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8.8451" calcext:value-type="float">
            <text:p>18.8451</text:p>
          </table:table-cell>
          <table:table-cell office:value-type="float" office:value="18.7847" calcext:value-type="float">
            <text:p>18.7847</text:p>
          </table:table-cell>
          <table:table-cell office:value-type="float" office:value="30.9704" calcext:value-type="float">
            <text:p>30.9704</text:p>
          </table:table-cell>
          <table:table-cell office:value-type="float" office:value="25.3219" calcext:value-type="float">
            <text:p>25.3219</text:p>
          </table:table-cell>
          <table:table-cell office:value-type="float" office:value="21.4911" calcext:value-type="float">
            <text:p>21.4911</text:p>
          </table:table-cell>
          <table:table-cell office:value-type="float" office:value="20.7441" calcext:value-type="float">
            <text:p>20.7441</text:p>
          </table:table-cell>
          <table:table-cell office:value-type="float" office:value="22.2032" calcext:value-type="float">
            <text:p>22.2032</text:p>
          </table:table-cell>
          <table:table-cell office:value-type="float" office:value="36.2119" calcext:value-type="float">
            <text:p>36.2119</text:p>
          </table:table-cell>
          <table:table-cell office:value-type="float" office:value="35.9018" calcext:value-type="float">
            <text:p>35.9018</text:p>
          </table:table-cell>
          <table:table-cell office:value-type="float" office:value="42.4596" calcext:value-type="float">
            <text:p>42.4596</text:p>
          </table:table-cell>
          <table:table-cell office:value-type="float" office:value="0.000080881" calcext:value-type="float">
            <text:p>0.000080881</text:p>
          </table:table-cell>
          <table:table-cell office:value-type="float" office:value="0.00086629" calcext:value-type="float">
            <text:p>0.00086629</text:p>
          </table:table-cell>
          <table:table-cell office:value-type="float" office:value="0.000025681" calcext:value-type="float">
            <text:p>0.000025681</text:p>
          </table:table-cell>
          <table:table-cell office:value-type="float" office:value="0.0013708" calcext:value-type="float">
            <text:p>0.0013708</text:p>
          </table:table-cell>
          <table:table-cell office:value-type="float" office:value="0.017918" calcext:value-type="float">
            <text:p>0.017918</text:p>
          </table:table-cell>
          <table:table-cell office:value-type="float" office:value="0.054256" calcext:value-type="float">
            <text:p>0.054256</text:p>
          </table:table-cell>
          <table:table-cell office:value-type="float" office:value="0.074535" calcext:value-type="float">
            <text:p>0.074535</text:p>
          </table:table-cell>
          <table:table-cell office:value-type="float" office:value="0.0027037" calcext:value-type="float">
            <text:p>0.0027037</text:p>
          </table:table-cell>
          <table:table-cell office:value-type="float" office:value="0.0072633" calcext:value-type="float">
            <text:p>0.0072633</text:p>
          </table:table-cell>
          <table:table-cell office:value-type="float" office:value="0.0024082" calcext:value-type="float">
            <text:p>0.0024082</text:p>
          </table:table-cell>
          <table:table-cell office:value-type="float" office:value="-14.8451" calcext:value-type="float">
            <text:p>-14.8451</text:p>
          </table:table-cell>
          <table:table-cell office:value-type="float" office:value="-10.7847" calcext:value-type="float">
            <text:p>-10.7847</text:p>
          </table:table-cell>
          <table:table-cell office:value-type="float" office:value="-18.9704" calcext:value-type="float">
            <text:p>-18.9704</text:p>
          </table:table-cell>
          <table:table-cell office:value-type="float" office:value="-9.3219" calcext:value-type="float">
            <text:p>-9.3219</text:p>
          </table:table-cell>
          <table:table-cell office:value-type="float" office:value="-1.4911" calcext:value-type="float">
            <text:p>-1.4911</text:p>
          </table:table-cell>
          <table:table-cell office:value-type="float" office:value="3.2559" calcext:value-type="float">
            <text:p>3.2559</text:p>
          </table:table-cell>
          <table:table-cell office:value-type="float" office:value="5.7968" calcext:value-type="float">
            <text:p>5.7968</text:p>
          </table:table-cell>
          <table:table-cell office:value-type="float" office:value="-4.2119" calcext:value-type="float">
            <text:p>-4.2119</text:p>
          </table:table-cell>
          <table:table-cell office:value-type="float" office:value="0.098226" calcext:value-type="float">
            <text:p>0.098226</text:p>
          </table:table-cell>
          <table:table-cell office:value-type="float" office:value="-2.4596" calcext:value-type="float">
            <text:p>-2.4596</text:p>
          </table:table-cell>
          <table:table-cell office:value-type="float" office:value="6.2254" calcext:value-type="float">
            <text:p>6.2254</text:p>
          </table:table-cell>
          <table:table-cell office:value-type="float" office:value="31.3554" calcext:value-type="float">
            <text:p>31.3554</text:p>
          </table:table-cell>
          <table:table-cell office:value-type="float" office:value="44.2387" calcext:value-type="float">
            <text:p>44.2387</text:p>
          </table:table-cell>
          <table:table-cell office:value-type="float" office:value="74.9554" calcext:value-type="float">
            <text:p>74.9554</text:p>
          </table:table-cell>
          <table:table-cell office:value-type="float" office:value="103.8539" calcext:value-type="float">
            <text:p>103.8539</text:p>
          </table:table-cell>
          <table:table-cell office:value-type="float" office:value="129.6676" calcext:value-type="float">
            <text:p>129.6676</text:p>
          </table:table-cell>
          <table:table-cell office:value-type="float" office:value="153.2746" calcext:value-type="float">
            <text:p>153.2746</text:p>
          </table:table-cell>
          <table:table-cell office:value-type="float" office:value="164.3313" calcext:value-type="float">
            <text:p>164.3313</text:p>
          </table:table-cell>
          <table:table-cell office:value-type="float" office:value="189.7061" calcext:value-type="float">
            <text:p>189.7061</text:p>
          </table:table-cell>
          <table:table-cell office:value-type="float" office:value="208.2122" calcext:value-type="float">
            <text:p>208.2122</text:p>
          </table:table-cell>
        </table:table-row>
        <table:table-row table:style-name="ro1">
          <table:table-cell office:value-type="float" office:value="112.1" calcext:value-type="float">
            <text:p>112.1</text:p>
          </table:table-cell>
          <table:table-cell office:value-type="float" office:value="79431.332" calcext:value-type="float">
            <text:p>79431.332</text:p>
          </table:table-cell>
          <table:table-cell office:value-type="float" office:value="1" calcext:value-type="float">
            <text:p>1</text:p>
          </table:table-cell>
          <table:table-cell office:value-type="float" office:value="71264.015" calcext:value-type="float">
            <text:p>71264.015</text:p>
          </table:table-cell>
          <table:table-cell office:value-type="float" office:value="101" calcext:value-type="float">
            <text:p>101</text:p>
          </table:table-cell>
          <table:table-cell office:value-type="float" office:value="71251.5097" calcext:value-type="float">
            <text:p>71251.5097</text:p>
          </table:table-cell>
          <table:table-cell office:value-type="float" office:value="71221.4236" calcext:value-type="float">
            <text:p>71221.4236</text:p>
          </table:table-cell>
          <table:table-cell office:value-type="float" office:value="71203.2883" calcext:value-type="float">
            <text:p>71203.2883</text:p>
          </table:table-cell>
          <table:table-cell office:value-type="float" office:value="71200.7566" calcext:value-type="float">
            <text:p>71200.7566</text:p>
          </table:table-cell>
          <table:table-cell office:value-type="float" office:value="71193.4379" calcext:value-type="float">
            <text:p>71193.4379</text:p>
          </table:table-cell>
          <table:table-cell office:value-type="float" office:value="71191.0043" calcext:value-type="float">
            <text:p>71191.0043</text:p>
          </table:table-cell>
          <table:table-cell office:value-type="float" office:value="71176.6797" calcext:value-type="float">
            <text:p>71176.6797</text:p>
          </table:table-cell>
          <table:table-cell office:value-type="float" office:value="71172.7024" calcext:value-type="float">
            <text:p>71172.7024</text:p>
          </table:table-cell>
          <table:table-cell office:value-type="float" office:value="71165.6141" calcext:value-type="float">
            <text:p>71165.6141</text:p>
          </table:table-cell>
          <table:table-cell office:value-type="float" office:value="71152.743" calcext:value-type="float">
            <text:p>71152.743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2.5053" calcext:value-type="float">
            <text:p>12.5053</text:p>
          </table:table-cell>
          <table:table-cell office:value-type="float" office:value="42.5914" calcext:value-type="float">
            <text:p>42.5914</text:p>
          </table:table-cell>
          <table:table-cell office:value-type="float" office:value="60.7267" calcext:value-type="float">
            <text:p>60.7267</text:p>
          </table:table-cell>
          <table:table-cell office:value-type="float" office:value="63.2584" calcext:value-type="float">
            <text:p>63.2584</text:p>
          </table:table-cell>
          <table:table-cell office:value-type="float" office:value="70.5771" calcext:value-type="float">
            <text:p>70.5771</text:p>
          </table:table-cell>
          <table:table-cell office:value-type="float" office:value="73.0108" calcext:value-type="float">
            <text:p>73.0108</text:p>
          </table:table-cell>
          <table:table-cell office:value-type="float" office:value="87.3353" calcext:value-type="float">
            <text:p>87.3353</text:p>
          </table:table-cell>
          <table:table-cell office:value-type="float" office:value="91.3126" calcext:value-type="float">
            <text:p>91.3126</text:p>
          </table:table-cell>
          <table:table-cell office:value-type="float" office:value="98.401" calcext:value-type="float">
            <text:p>98.401</text:p>
          </table:table-cell>
          <table:table-cell office:value-type="float" office:value="111.272" calcext:value-type="float">
            <text:p>111.272</text:p>
          </table:table-cell>
          <table:table-cell office:value-type="float" office:value="0.0019253" calcext:value-type="float">
            <text:p>0.0019253</text:p>
          </table:table-cell>
          <table:table-cell office:value-type="float" office:value="0.000000012578" calcext:value-type="float">
            <text:p>1.2578E-008</text:p>
          </table:table-cell>
          <table:table-cell office:value-type="float" office:value="0.000000000032034" calcext:value-type="float">
            <text:p>3.2034E-011</text:p>
          </table:table-cell>
          <table:table-cell office:value-type="float" office:value="0.00000000010655" calcext:value-type="float">
            <text:p>1.0655E-010</text:p>
          </table:table-cell>
          <table:table-cell office:value-type="float" office:value="0.0000000000343" calcext:value-type="float">
            <text:p>3.43E-011</text:p>
          </table:table-cell>
          <table:table-cell office:value-type="float" office:value="0.000000000087187" calcext:value-type="float">
            <text:p>8.7187E-011</text:p>
          </table:table-cell>
          <table:table-cell office:value-type="float" office:value="0.0000000000012064" calcext:value-type="float">
            <text:p>1.2064E-012</text:p>
          </table:table-cell>
          <table:table-cell office:value-type="float" office:value="0.0000000000014327" calcext:value-type="float">
            <text:p>1.4327E-012</text:p>
          </table:table-cell>
          <table:table-cell office:value-type="float" office:value="0.00000000000043443" calcext:value-type="float">
            <text:p>4.3443E-013</text:p>
          </table:table-cell>
          <table:table-cell office:value-type="float" office:value="0.000000000000011546" calcext:value-type="float">
            <text:p>1.1546E-014</text:p>
          </table:table-cell>
          <table:table-cell office:value-type="float" office:value="-8.5053" calcext:value-type="float">
            <text:p>-8.5053</text:p>
          </table:table-cell>
          <table:table-cell office:value-type="float" office:value="-34.5914" calcext:value-type="float">
            <text:p>-34.5914</text:p>
          </table:table-cell>
          <table:table-cell office:value-type="float" office:value="-48.7267" calcext:value-type="float">
            <text:p>-48.7267</text:p>
          </table:table-cell>
          <table:table-cell office:value-type="float" office:value="-47.2584" calcext:value-type="float">
            <text:p>-47.2584</text:p>
          </table:table-cell>
          <table:table-cell office:value-type="float" office:value="-50.5771" calcext:value-type="float">
            <text:p>-50.5771</text:p>
          </table:table-cell>
          <table:table-cell office:value-type="float" office:value="-49.0108" calcext:value-type="float">
            <text:p>-49.0108</text:p>
          </table:table-cell>
          <table:table-cell office:value-type="float" office:value="-59.3353" calcext:value-type="float">
            <text:p>-59.3353</text:p>
          </table:table-cell>
          <table:table-cell office:value-type="float" office:value="-59.3126" calcext:value-type="float">
            <text:p>-59.3126</text:p>
          </table:table-cell>
          <table:table-cell office:value-type="float" office:value="-62.401" calcext:value-type="float">
            <text:p>-62.401</text:p>
          </table:table-cell>
          <table:table-cell office:value-type="float" office:value="-71.272" calcext:value-type="float">
            <text:p>-71.272</text:p>
          </table:table-cell>
          <table:table-cell office:value-type="float" office:value="12.5651" calcext:value-type="float">
            <text:p>12.5651</text:p>
          </table:table-cell>
          <table:table-cell office:value-type="float" office:value="7.5487" calcext:value-type="float">
            <text:p>7.5487</text:p>
          </table:table-cell>
          <table:table-cell office:value-type="float" office:value="14.4824" calcext:value-type="float">
            <text:p>14.4824</text:p>
          </table:table-cell>
          <table:table-cell office:value-type="float" office:value="37.019" calcext:value-type="float">
            <text:p>37.019</text:p>
          </table:table-cell>
          <table:table-cell office:value-type="float" office:value="54.7678" calcext:value-type="float">
            <text:p>54.7678</text:p>
          </table:table-cell>
          <table:table-cell office:value-type="float" office:value="77.401" calcext:value-type="float">
            <text:p>77.401</text:p>
          </table:table-cell>
          <table:table-cell office:value-type="float" office:value="88.1426" calcext:value-type="float">
            <text:p>88.1426</text:p>
          </table:table-cell>
          <table:table-cell office:value-type="float" office:value="109.2306" calcext:value-type="float">
            <text:p>109.2306</text:p>
          </table:table-cell>
          <table:table-cell office:value-type="float" office:value="127.2069" calcext:value-type="float">
            <text:p>127.2069</text:p>
          </table:table-cell>
          <table:table-cell office:value-type="float" office:value="139.3998" calcext:value-type="float">
            <text:p>139.3998</text:p>
          </table:table-cell>
        </table:table-row>
        <table:table-row table:style-name="ro1">
          <table:table-cell office:value-type="float" office:value="120.2" calcext:value-type="float">
            <text:p>120.2</text:p>
          </table:table-cell>
          <table:table-cell office:value-type="float" office:value="60914.3769" calcext:value-type="float">
            <text:p>60914.3769</text:p>
          </table:table-cell>
          <table:table-cell office:value-type="float" office:value="1" calcext:value-type="float">
            <text:p>1</text:p>
          </table:table-cell>
          <table:table-cell office:value-type="float" office:value="57023.156" calcext:value-type="float">
            <text:p>57023.156</text:p>
          </table:table-cell>
          <table:table-cell office:value-type="float" office:value="101" calcext:value-type="float">
            <text:p>101</text:p>
          </table:table-cell>
          <table:table-cell office:value-type="float" office:value="57030.3794" calcext:value-type="float">
            <text:p>57030.3794</text:p>
          </table:table-cell>
          <table:table-cell office:value-type="float" office:value="57032.7519" calcext:value-type="float">
            <text:p>57032.7519</text:p>
          </table:table-cell>
          <table:table-cell office:value-type="float" office:value="57038.9547" calcext:value-type="float">
            <text:p>57038.9547</text:p>
          </table:table-cell>
          <table:table-cell office:value-type="float" office:value="57035.4466" calcext:value-type="float">
            <text:p>57035.4466</text:p>
          </table:table-cell>
          <table:table-cell office:value-type="float" office:value="57026.034" calcext:value-type="float">
            <text:p>57026.034</text:p>
          </table:table-cell>
          <table:table-cell office:value-type="float" office:value="57023.3714" calcext:value-type="float">
            <text:p>57023.3714</text:p>
          </table:table-cell>
          <table:table-cell office:value-type="float" office:value="57022.2037" calcext:value-type="float">
            <text:p>57022.2037</text:p>
          </table:table-cell>
          <table:table-cell office:value-type="float" office:value="57017.6695" calcext:value-type="float">
            <text:p>57017.6695</text:p>
          </table:table-cell>
          <table:table-cell office:value-type="float" office:value="56999.8683" calcext:value-type="float">
            <text:p>56999.8683</text:p>
          </table:table-cell>
          <table:table-cell office:value-type="float" office:value="56996.4772" calcext:value-type="float">
            <text:p>56996.4772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-7.2234" calcext:value-type="float">
            <text:p>-7.2234</text:p>
          </table:table-cell>
          <table:table-cell office:value-type="float" office:value="-9.596" calcext:value-type="float">
            <text:p>-9.596</text:p>
          </table:table-cell>
          <table:table-cell office:value-type="float" office:value="-15.7987" calcext:value-type="float">
            <text:p>-15.7987</text:p>
          </table:table-cell>
          <table:table-cell office:value-type="float" office:value="-12.2906" calcext:value-type="float">
            <text:p>-12.2906</text:p>
          </table:table-cell>
          <table:table-cell office:value-type="float" office:value="-2.8781" calcext:value-type="float">
            <text:p>-2.8781</text:p>
          </table:table-cell>
          <table:table-cell office:value-type="float" office:value="-0.21545" calcext:value-type="float">
            <text:p>-0.21545</text:p>
          </table:table-cell>
          <table:table-cell office:value-type="float" office:value="0.95232" calcext:value-type="float">
            <text:p>0.95232</text:p>
          </table:table-cell>
          <table:table-cell office:value-type="float" office:value="5.4864" calcext:value-type="float">
            <text:p>5.4864</text:p>
          </table:table-cell>
          <table:table-cell office:value-type="float" office:value="23.2877" calcext:value-type="float">
            <text:p>23.2877</text:p>
          </table:table-cell>
          <table:table-cell office:value-type="float" office:value="26.6788" calcext:value-type="float">
            <text:p>26.6788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99276" calcext:value-type="float">
            <text:p>0.99276</text:p>
          </table:table-cell>
          <table:table-cell office:value-type="float" office:value="0.17977" calcext:value-type="float">
            <text:p>0.17977</text:p>
          </table:table-cell>
          <table:table-cell office:value-type="float" office:value="0.14454" calcext:value-type="float">
            <text:p>0.14454</text:p>
          </table:table-cell>
          <table:table-cell office:value-type="float" office:value="11.2234" calcext:value-type="float">
            <text:p>11.2234</text:p>
          </table:table-cell>
          <table:table-cell office:value-type="float" office:value="17.596" calcext:value-type="float">
            <text:p>17.596</text:p>
          </table:table-cell>
          <table:table-cell office:value-type="float" office:value="27.7987" calcext:value-type="float">
            <text:p>27.7987</text:p>
          </table:table-cell>
          <table:table-cell office:value-type="float" office:value="28.2906" calcext:value-type="float">
            <text:p>28.2906</text:p>
          </table:table-cell>
          <table:table-cell office:value-type="float" office:value="22.8781" calcext:value-type="float">
            <text:p>22.8781</text:p>
          </table:table-cell>
          <table:table-cell office:value-type="float" office:value="24.2155" calcext:value-type="float">
            <text:p>24.2155</text:p>
          </table:table-cell>
          <table:table-cell office:value-type="float" office:value="27.0477" calcext:value-type="float">
            <text:p>27.0477</text:p>
          </table:table-cell>
          <table:table-cell office:value-type="float" office:value="26.5136" calcext:value-type="float">
            <text:p>26.5136</text:p>
          </table:table-cell>
          <table:table-cell office:value-type="float" office:value="12.7123" calcext:value-type="float">
            <text:p>12.7123</text:p>
          </table:table-cell>
          <table:table-cell office:value-type="float" office:value="13.3212" calcext:value-type="float">
            <text:p>13.3212</text:p>
          </table:table-cell>
          <table:table-cell office:value-type="float" office:value="32.2938" calcext:value-type="float">
            <text:p>32.2938</text:p>
          </table:table-cell>
          <table:table-cell office:value-type="float" office:value="59.7361" calcext:value-type="float">
            <text:p>59.7361</text:p>
          </table:table-cell>
          <table:table-cell office:value-type="float" office:value="91.0078" calcext:value-type="float">
            <text:p>91.0078</text:p>
          </table:table-cell>
          <table:table-cell office:value-type="float" office:value="112.568" calcext:value-type="float">
            <text:p>112.568</text:p>
          </table:table-cell>
          <table:table-cell office:value-type="float" office:value="128.223" calcext:value-type="float">
            <text:p>128.223</text:p>
          </table:table-cell>
          <table:table-cell office:value-type="float" office:value="150.6272" calcext:value-type="float">
            <text:p>150.6272</text:p>
          </table:table-cell>
          <table:table-cell office:value-type="float" office:value="174.5255" calcext:value-type="float">
            <text:p>174.5255</text:p>
          </table:table-cell>
          <table:table-cell office:value-type="float" office:value="195.0568" calcext:value-type="float">
            <text:p>195.0568</text:p>
          </table:table-cell>
          <table:table-cell office:value-type="float" office:value="202.3202" calcext:value-type="float">
            <text:p>202.3202</text:p>
          </table:table-cell>
          <table:table-cell office:value-type="float" office:value="223.993" calcext:value-type="float">
            <text:p>223.99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743.0922" calcext:value-type="float">
            <text:p>50743.0922</text:p>
          </table:table-cell>
          <table:table-cell office:value-type="float" office:value="1" calcext:value-type="float">
            <text:p>1</text:p>
          </table:table-cell>
          <table:table-cell office:value-type="float" office:value="43593.9716" calcext:value-type="float">
            <text:p>43593.9716</text:p>
          </table:table-cell>
          <table:table-cell office:value-type="float" office:value="101" calcext:value-type="float">
            <text:p>101</text:p>
          </table:table-cell>
          <table:table-cell office:value-type="float" office:value="43595.0056" calcext:value-type="float">
            <text:p>43595.0056</text:p>
          </table:table-cell>
          <table:table-cell office:value-type="float" office:value="43586.5176" calcext:value-type="float">
            <text:p>43586.5176</text:p>
          </table:table-cell>
          <table:table-cell office:value-type="float" office:value="43583.6203" calcext:value-type="float">
            <text:p>43583.6203</text:p>
          </table:table-cell>
          <table:table-cell office:value-type="float" office:value="43582.8977" calcext:value-type="float">
            <text:p>43582.8977</text:p>
          </table:table-cell>
          <table:table-cell office:value-type="float" office:value="43576.7021" calcext:value-type="float">
            <text:p>43576.7021</text:p>
          </table:table-cell>
          <table:table-cell office:value-type="float" office:value="43581.2525" calcext:value-type="float">
            <text:p>43581.2525</text:p>
          </table:table-cell>
          <table:table-cell office:value-type="float" office:value="43585.1964" calcext:value-type="float">
            <text:p>43585.1964</text:p>
          </table:table-cell>
          <table:table-cell office:value-type="float" office:value="43591.3385" calcext:value-type="float">
            <text:p>43591.3385</text:p>
          </table:table-cell>
          <table:table-cell office:value-type="float" office:value="43597.9774" calcext:value-type="float">
            <text:p>43597.9774</text:p>
          </table:table-cell>
          <table:table-cell office:value-type="float" office:value="43603.1704" calcext:value-type="float">
            <text:p>43603.1704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-1.0339" calcext:value-type="float">
            <text:p>-1.0339</text:p>
          </table:table-cell>
          <table:table-cell office:value-type="float" office:value="7.454" calcext:value-type="float">
            <text:p>7.454</text:p>
          </table:table-cell>
          <table:table-cell office:value-type="float" office:value="10.3513" calcext:value-type="float">
            <text:p>10.3513</text:p>
          </table:table-cell>
          <table:table-cell office:value-type="float" office:value="11.0739" calcext:value-type="float">
            <text:p>11.0739</text:p>
          </table:table-cell>
          <table:table-cell office:value-type="float" office:value="17.2695" calcext:value-type="float">
            <text:p>17.2695</text:p>
          </table:table-cell>
          <table:table-cell office:value-type="float" office:value="12.7192" calcext:value-type="float">
            <text:p>12.7192</text:p>
          </table:table-cell>
          <table:table-cell office:value-type="float" office:value="8.7752" calcext:value-type="float">
            <text:p>8.7752</text:p>
          </table:table-cell>
          <table:table-cell office:value-type="float" office:value="2.6332" calcext:value-type="float">
            <text:p>2.6332</text:p>
          </table:table-cell>
          <table:table-cell office:value-type="float" office:value="-4.0057" calcext:value-type="float">
            <text:p>-4.0057</text:p>
          </table:table-cell>
          <table:table-cell office:value-type="float" office:value="-9.1987" calcext:value-type="float">
            <text:p>-9.1987</text:p>
          </table:table-cell>
          <table:table-cell office:value-type="float" office:value="1" calcext:value-type="float">
            <text:p>1</text:p>
          </table:table-cell>
          <table:table-cell office:value-type="float" office:value="0.11375" calcext:value-type="float">
            <text:p>0.11375</text:p>
          </table:table-cell>
          <table:table-cell office:value-type="float" office:value="0.11061" calcext:value-type="float">
            <text:p>0.11061</text:p>
          </table:table-cell>
          <table:table-cell office:value-type="float" office:value="0.19755" calcext:value-type="float">
            <text:p>0.19755</text:p>
          </table:table-cell>
          <table:table-cell office:value-type="float" office:value="0.068609" calcext:value-type="float">
            <text:p>0.068609</text:p>
          </table:table-cell>
          <table:table-cell office:value-type="float" office:value="0.38978" calcext:value-type="float">
            <text:p>0.38978</text:p>
          </table:table-cell>
          <table:table-cell office:value-type="float" office:value="0.84518" calcext:value-type="float">
            <text:p>0.84518</text:p>
          </table:table-cell>
          <table:table-cell office:value-type="float" office:value="0.99993" calcext:value-type="float">
            <text:p>0.999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.0339" calcext:value-type="float">
            <text:p>5.0339</text:p>
          </table:table-cell>
          <table:table-cell office:value-type="float" office:value="0.54597" calcext:value-type="float">
            <text:p>0.54597</text:p>
          </table:table-cell>
          <table:table-cell office:value-type="float" office:value="1.6487" calcext:value-type="float">
            <text:p>1.6487</text:p>
          </table:table-cell>
          <table:table-cell office:value-type="float" office:value="4.9261" calcext:value-type="float">
            <text:p>4.9261</text:p>
          </table:table-cell>
          <table:table-cell office:value-type="float" office:value="2.7305" calcext:value-type="float">
            <text:p>2.7305</text:p>
          </table:table-cell>
          <table:table-cell office:value-type="float" office:value="11.2808" calcext:value-type="float">
            <text:p>11.2808</text:p>
          </table:table-cell>
          <table:table-cell office:value-type="float" office:value="19.2248" calcext:value-type="float">
            <text:p>19.2248</text:p>
          </table:table-cell>
          <table:table-cell office:value-type="float" office:value="29.3668" calcext:value-type="float">
            <text:p>29.3668</text:p>
          </table:table-cell>
          <table:table-cell office:value-type="float" office:value="40.0057" calcext:value-type="float">
            <text:p>40.0057</text:p>
          </table:table-cell>
          <table:table-cell office:value-type="float" office:value="49.1987" calcext:value-type="float">
            <text:p>49.1987</text:p>
          </table:table-cell>
          <table:table-cell office:value-type="float" office:value="26.1044" calcext:value-type="float">
            <text:p>26.1044</text:p>
          </table:table-cell>
          <table:table-cell office:value-type="float" office:value="42.6861" calcext:value-type="float">
            <text:p>42.6861</text:p>
          </table:table-cell>
          <table:table-cell office:value-type="float" office:value="64.8578" calcext:value-type="float">
            <text:p>64.8578</text:p>
          </table:table-cell>
          <table:table-cell office:value-type="float" office:value="89.2035" calcext:value-type="float">
            <text:p>89.2035</text:p>
          </table:table-cell>
          <table:table-cell office:value-type="float" office:value="108.0754" calcext:value-type="float">
            <text:p>108.0754</text:p>
          </table:table-cell>
          <table:table-cell office:value-type="float" office:value="137.6926" calcext:value-type="float">
            <text:p>137.6926</text:p>
          </table:table-cell>
          <table:table-cell office:value-type="float" office:value="166.7026" calcext:value-type="float">
            <text:p>166.7026</text:p>
          </table:table-cell>
          <table:table-cell office:value-type="float" office:value="197.9101" calcext:value-type="float">
            <text:p>197.9101</text:p>
          </table:table-cell>
          <table:table-cell office:value-type="float" office:value="229.6136" calcext:value-type="float">
            <text:p>229.6136</text:p>
          </table:table-cell>
          <table:table-cell office:value-type="float" office:value="259.8706" calcext:value-type="float">
            <text:p>259.8706</text:p>
          </table:table-cell>
        </table:table-row>
        <table:table-row table:style-name="ro1">
          <table:table-cell office:value-type="float" office:value="128.1" calcext:value-type="float">
            <text:p>128.1</text:p>
          </table:table-cell>
          <table:table-cell office:value-type="float" office:value="39042.8669" calcext:value-type="float">
            <text:p>39042.8669</text:p>
          </table:table-cell>
          <table:table-cell office:value-type="float" office:value="1" calcext:value-type="float">
            <text:p>1</text:p>
          </table:table-cell>
          <table:table-cell office:value-type="float" office:value="36220.6877" calcext:value-type="float">
            <text:p>36220.6877</text:p>
          </table:table-cell>
          <table:table-cell office:value-type="float" office:value="101" calcext:value-type="float">
            <text:p>101</text:p>
          </table:table-cell>
          <table:table-cell office:value-type="float" office:value="36213.1472" calcext:value-type="float">
            <text:p>36213.1472</text:p>
          </table:table-cell>
          <table:table-cell office:value-type="float" office:value="36201.4052" calcext:value-type="float">
            <text:p>36201.4052</text:p>
          </table:table-cell>
          <table:table-cell office:value-type="float" office:value="36191.2123" calcext:value-type="float">
            <text:p>36191.2123</text:p>
          </table:table-cell>
          <table:table-cell office:value-type="float" office:value="36184.617" calcext:value-type="float">
            <text:p>36184.617</text:p>
          </table:table-cell>
          <table:table-cell office:value-type="float" office:value="36175.3554" calcext:value-type="float">
            <text:p>36175.3554</text:p>
          </table:table-cell>
          <table:table-cell office:value-type="float" office:value="36167.1058" calcext:value-type="float">
            <text:p>36167.1058</text:p>
          </table:table-cell>
          <table:table-cell office:value-type="float" office:value="36169.8683" calcext:value-type="float">
            <text:p>36169.8683</text:p>
          </table:table-cell>
          <table:table-cell office:value-type="float" office:value="36172.4418" calcext:value-type="float">
            <text:p>36172.4418</text:p>
          </table:table-cell>
          <table:table-cell office:value-type="float" office:value="36175.8268" calcext:value-type="float">
            <text:p>36175.8268</text:p>
          </table:table-cell>
          <table:table-cell office:value-type="float" office:value="36181.055" calcext:value-type="float">
            <text:p>36181.055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7.5405" calcext:value-type="float">
            <text:p>7.5405</text:p>
          </table:table-cell>
          <table:table-cell office:value-type="float" office:value="19.2825" calcext:value-type="float">
            <text:p>19.2825</text:p>
          </table:table-cell>
          <table:table-cell office:value-type="float" office:value="29.4753" calcext:value-type="float">
            <text:p>29.4753</text:p>
          </table:table-cell>
          <table:table-cell office:value-type="float" office:value="36.0707" calcext:value-type="float">
            <text:p>36.0707</text:p>
          </table:table-cell>
          <table:table-cell office:value-type="float" office:value="45.3322" calcext:value-type="float">
            <text:p>45.3322</text:p>
          </table:table-cell>
          <table:table-cell office:value-type="float" office:value="53.5819" calcext:value-type="float">
            <text:p>53.5819</text:p>
          </table:table-cell>
          <table:table-cell office:value-type="float" office:value="50.8194" calcext:value-type="float">
            <text:p>50.8194</text:p>
          </table:table-cell>
          <table:table-cell office:value-type="float" office:value="48.2459" calcext:value-type="float">
            <text:p>48.2459</text:p>
          </table:table-cell>
          <table:table-cell office:value-type="float" office:value="44.8609" calcext:value-type="float">
            <text:p>44.8609</text:p>
          </table:table-cell>
          <table:table-cell office:value-type="float" office:value="39.6327" calcext:value-type="float">
            <text:p>39.6327</text:p>
          </table:table-cell>
          <table:table-cell office:value-type="float" office:value="0.023047" calcext:value-type="float">
            <text:p>0.023047</text:p>
          </table:table-cell>
          <table:table-cell office:value-type="float" office:value="0.00069158" calcext:value-type="float">
            <text:p>0.00069158</text:p>
          </table:table-cell>
          <table:table-cell office:value-type="float" office:value="0.000049444" calcext:value-type="float">
            <text:p>0.000049444</text:p>
          </table:table-cell>
          <table:table-cell office:value-type="float" office:value="0.000017044" calcext:value-type="float">
            <text:p>0.000017044</text:p>
          </table:table-cell>
          <table:table-cell office:value-type="float" office:value="0.0000018942" calcext:value-type="float">
            <text:p>1.8942E-006</text:p>
          </table:table-cell>
          <table:table-cell office:value-type="float" office:value="0.00000032448" calcext:value-type="float">
            <text:p>3.2448E-007</text:p>
          </table:table-cell>
          <table:table-cell office:value-type="float" office:value="0.0000044489" calcext:value-type="float">
            <text:p>4.4489E-006</text:p>
          </table:table-cell>
          <table:table-cell office:value-type="float" office:value="0.000043455" calcext:value-type="float">
            <text:p>0.000043455</text:p>
          </table:table-cell>
          <table:table-cell office:value-type="float" office:value="0.00043402" calcext:value-type="float">
            <text:p>0.00043402</text:p>
          </table:table-cell>
          <table:table-cell office:value-type="float" office:value="0.0055574" calcext:value-type="float">
            <text:p>0.0055574</text:p>
          </table:table-cell>
          <table:table-cell office:value-type="float" office:value="-3.5405" calcext:value-type="float">
            <text:p>-3.5405</text:p>
          </table:table-cell>
          <table:table-cell office:value-type="float" office:value="-11.2825" calcext:value-type="float">
            <text:p>-11.2825</text:p>
          </table:table-cell>
          <table:table-cell office:value-type="float" office:value="-17.4753" calcext:value-type="float">
            <text:p>-17.4753</text:p>
          </table:table-cell>
          <table:table-cell office:value-type="float" office:value="-20.0707" calcext:value-type="float">
            <text:p>-20.0707</text:p>
          </table:table-cell>
          <table:table-cell office:value-type="float" office:value="-25.3322" calcext:value-type="float">
            <text:p>-25.3322</text:p>
          </table:table-cell>
          <table:table-cell office:value-type="float" office:value="-29.5819" calcext:value-type="float">
            <text:p>-29.5819</text:p>
          </table:table-cell>
          <table:table-cell office:value-type="float" office:value="-22.8194" calcext:value-type="float">
            <text:p>-22.8194</text:p>
          </table:table-cell>
          <table:table-cell office:value-type="float" office:value="-16.2459" calcext:value-type="float">
            <text:p>-16.2459</text:p>
          </table:table-cell>
          <table:table-cell office:value-type="float" office:value="-8.8609" calcext:value-type="float">
            <text:p>-8.8609</text:p>
          </table:table-cell>
          <table:table-cell office:value-type="float" office:value="0.36733" calcext:value-type="float">
            <text:p>0.36733</text:p>
          </table:table-cell>
          <table:table-cell office:value-type="float" office:value="17.5299" calcext:value-type="float">
            <text:p>17.5299</text:p>
          </table:table-cell>
          <table:table-cell office:value-type="float" office:value="30.8576" calcext:value-type="float">
            <text:p>30.8576</text:p>
          </table:table-cell>
          <table:table-cell office:value-type="float" office:value="45.7338" calcext:value-type="float">
            <text:p>45.7338</text:p>
          </table:table-cell>
          <table:table-cell office:value-type="float" office:value="64.2067" calcext:value-type="float">
            <text:p>64.2067</text:p>
          </table:table-cell>
          <table:table-cell office:value-type="float" office:value="80.0127" calcext:value-type="float">
            <text:p>80.0127</text:p>
          </table:table-cell>
          <table:table-cell office:value-type="float" office:value="96.8298" calcext:value-type="float">
            <text:p>96.8298</text:p>
          </table:table-cell>
          <table:table-cell office:value-type="float" office:value="124.6584" calcext:value-type="float">
            <text:p>124.6584</text:p>
          </table:table-cell>
          <table:table-cell office:value-type="float" office:value="152.2973" calcext:value-type="float">
            <text:p>152.2973</text:p>
          </table:table-cell>
          <table:table-cell office:value-type="float" office:value="180.747" calcext:value-type="float">
            <text:p>180.747</text:p>
          </table:table-cell>
          <table:table-cell office:value-type="float" office:value="211.0391" calcext:value-type="float">
            <text:p>211.03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71" meta:object-count="0"/>
    <meta:generator>LibreOffice/4.2.7.2$Linux_X86_64 LibreOffice_project/420m0$Build-2</meta:generator>
  </office:meta>
</office:document-meta>
</file>